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7ab3f" officeooo:paragraph-rsid="0017ab3f"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cb956" officeooo:paragraph-rsid="001cb956"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f8dba" officeooo:paragraph-rsid="001f8dba"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fd5f6" officeooo:paragraph-rsid="001fd5f6"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21bd3d" officeooo:paragraph-rsid="0021bd3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2a96c8" officeooo:paragraph-rsid="002a96c8"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2c7798" officeooo:paragraph-rsid="002c7798"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31e24c" officeooo:paragraph-rsid="0031e24c"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3db3ed" officeooo:paragraph-rsid="003db3e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5250e3" officeooo:paragraph-rsid="005250e3" style:font-weight-asian="bold" style:font-weight-complex="bold"/>
    </style:style>
    <style:style style:name="P11" style:family="paragraph" style:parent-style-name="Standard">
      <style:paragraph-properties fo:text-align="center" style:justify-single-word="false"/>
      <style:text-properties style:text-underline-style="solid" style:text-underline-width="auto" style:text-underline-color="font-color" fo:font-weight="normal" officeooo:rsid="002a96c8" officeooo:paragraph-rsid="002a96c8"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afe7d" officeooo:paragraph-rsid="001afe7d"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d5eaa" officeooo:paragraph-rsid="001d5ea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fd5f6" officeooo:paragraph-rsid="001fd5f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06365" officeooo:paragraph-rsid="0020636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b2a8f" officeooo:paragraph-rsid="002b2a8f"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1e24c" officeooo:paragraph-rsid="0031e24c" style:font-weight-asian="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5067de" officeooo:paragraph-rsid="0050361e"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61e80d" officeooo:paragraph-rsid="0061e80d"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6b27a1" officeooo:paragraph-rsid="006b27a1"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74dee7" officeooo:paragraph-rsid="0074dee7"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7ab76b" officeooo:paragraph-rsid="007ab76b"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style:text-underline-style="none" fo:font-weight="normal" officeooo:rsid="007c0a3c" officeooo:paragraph-rsid="007c0a3c"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7fd43e" officeooo:paragraph-rsid="007fd43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a38f06" officeooo:paragraph-rsid="00a38f06"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5250e3" officeooo:paragraph-rsid="005250e3"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62d333" officeooo:paragraph-rsid="0062d333"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63df51" officeooo:paragraph-rsid="0063df51"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6c444b" officeooo:paragraph-rsid="006c444b"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755ac4" officeooo:paragraph-rsid="00755ac4"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755ac4" officeooo:paragraph-rsid="00755ac4"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79cb55" officeooo:paragraph-rsid="0079cb55" style:font-style-asian="normal" style:font-weight-asian="bold" style:font-style-complex="normal" style:font-weight-complex="bold"/>
    </style:style>
    <style:style style:name="P3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7c0a3c" officeooo:paragraph-rsid="007c0a3c"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a443ef" officeooo:paragraph-rsid="00a443ef"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7fd43e" officeooo:paragraph-rsid="007fd43e" style:font-style-asian="normal" style:font-weight-asian="normal" style:font-style-complex="normal" style:font-weight-complex="normal"/>
    </style:style>
    <style:style style:name="P36" style:family="paragraph" style:parent-style-name="Preformatted_20_Text">
      <style:text-properties fo:color="#a9b7c6"/>
    </style:style>
    <style:style style:name="P37" style:family="paragraph" style:parent-style-name="Preformatted_20_Text">
      <style:text-properties fo:color="#a9b7c6" style:font-name="Source Code Pro" fo:font-size="10.5pt"/>
    </style:style>
    <style:style style:name="P38" style:family="paragraph" style:parent-style-name="Preformatted_20_Text">
      <style:paragraph-properties fo:text-align="start" style:justify-single-word="false"/>
      <style:text-properties fo:color="#a9b7c6" style:font-name="Source Code Pro" fo:font-size="10.5pt" style:text-underline-style="none" fo:font-weight="normal" officeooo:rsid="003d01ab" officeooo:paragraph-rsid="003d01ab" style:font-weight-asian="normal" style:font-weight-complex="normal"/>
    </style:style>
    <style:style style:name="P39" style:family="paragraph" style:parent-style-name="Preformatted_20_Text">
      <style:paragraph-properties fo:text-align="start" style:justify-single-word="false"/>
      <style:text-properties fo:color="#a9b7c6" style:font-name="Source Code Pro" fo:font-size="10.5pt" style:text-underline-style="none" fo:font-weight="normal" officeooo:rsid="0042d8fd" officeooo:paragraph-rsid="0042d8fd" style:font-weight-asian="normal" style:font-weight-complex="normal"/>
    </style:style>
    <style:style style:name="P40" style:family="paragraph" style:parent-style-name="Preformatted_20_Text">
      <style:paragraph-properties fo:text-align="start" style:justify-single-word="false"/>
      <style:text-properties fo:color="#a9b7c6" style:font-name="Source Code Pro" fo:font-size="10.5pt" style:text-underline-style="solid" style:text-underline-width="auto" style:text-underline-color="font-color" fo:font-weight="bold" officeooo:rsid="0063df51" officeooo:paragraph-rsid="0063df51" style:font-weight-asian="bold" style:font-weight-complex="bold"/>
    </style:style>
    <style:style style:name="P41" style:family="paragraph" style:parent-style-name="Preformatted_20_Text">
      <style:paragraph-properties fo:text-align="start" style:justify-single-word="false"/>
      <style:text-properties fo:color="#a9b7c6" style:font-name="Source Code Pro" fo:font-size="10.5pt" officeooo:rsid="0063df51" officeooo:paragraph-rsid="0063df51"/>
    </style:style>
    <style:style style:name="P42" style:family="paragraph" style:parent-style-name="Preformatted_20_Text">
      <style:text-properties fo:color="#e8bf6a" style:font-name="Source Code Pro" fo:font-size="10.5pt"/>
    </style:style>
    <style:style style:name="P43" style:family="paragraph" style:parent-style-name="Preformatted_20_Text">
      <style:text-properties fo:color="#808080" style:font-name="Source Code Pro" fo:font-size="10.5pt"/>
    </style:style>
    <style:style style:name="P44" style:family="paragraph" style:parent-style-name="Preformatted_20_Text">
      <style:paragraph-properties fo:text-align="start" style:justify-single-word="false"/>
      <style:text-properties fo:color="#808080" style:font-name="Source Code Pro" fo:font-size="10.5pt" fo:font-style="normal" style:text-underline-style="solid" style:text-underline-width="auto" style:text-underline-color="font-color" fo:font-weight="bold" officeooo:rsid="0063df51" officeooo:paragraph-rsid="0063df51" style:font-style-asian="normal" style:font-weight-asian="bold" style:font-style-complex="normal" style:font-weight-complex="bold"/>
    </style:style>
    <style:style style:name="P45" style:family="paragraph" style:parent-style-name="Preformatted_20_Text">
      <style:text-properties fo:color="#629755"/>
    </style:style>
    <style:style style:name="P46" style:family="paragraph" style:parent-style-name="Preformatted_20_Text">
      <style:text-properties fo:color="#629755" style:font-name="Source Code Pro" fo:font-size="10.5pt" fo:font-style="italic"/>
    </style:style>
    <style:style style:name="P47" style:family="paragraph" style:parent-style-name="Preformatted_20_Text">
      <style:text-properties fo:color="#cc7832"/>
    </style:style>
    <style:style style:name="P48" style:family="paragraph" style:parent-style-name="Preformatted_20_Text">
      <style:text-properties fo:color="#cc7832" style:font-name="Source Code Pro" fo:font-size="10.5pt"/>
    </style:style>
    <style:style style:name="P49" style:family="paragraph" style:parent-style-name="Preformatted_20_Text">
      <style:paragraph-properties fo:margin-top="0in" fo:margin-bottom="0.1965in" loext:contextual-spacing="false"/>
      <style:text-properties fo:color="#a9b7c6"/>
    </style:style>
    <style:style style:name="P50" style:family="paragraph" style:parent-style-name="Preformatted_20_Text">
      <style:paragraph-properties fo:margin-top="0in" fo:margin-bottom="0.1965in" loext:contextual-spacing="false"/>
      <style:text-properties fo:color="#a9b7c6" style:font-name="Source Code Pro" fo:font-size="10.5pt"/>
    </style:style>
    <style:style style:name="P51" style:family="paragraph" style:parent-style-name="Preformatted_20_Text">
      <style:paragraph-properties fo:margin-top="0in" fo:margin-bottom="0.1965in" loext:contextual-spacing="false"/>
      <style:text-properties fo:color="#e8bf6a" style:font-name="Source Code Pro" fo:font-size="10.5pt"/>
    </style:style>
    <style:style style:name="P52" style:family="paragraph" style:parent-style-name="Preformatted_20_Text">
      <style:paragraph-properties fo:margin-top="0in" fo:margin-bottom="0.1965in" loext:contextual-spacing="false"/>
      <style:text-properties fo:color="#808080" style:font-name="Source Code Pro" fo:font-size="10.5pt"/>
    </style:style>
    <style:style style:name="P53" style:family="paragraph" style:parent-style-name="Standard" style:list-style-name="L1">
      <style:paragraph-properties fo:text-align="start" style:justify-single-word="false"/>
      <style:text-properties style:text-underline-style="none" fo:font-weight="normal" officeooo:rsid="00198787" officeooo:paragraph-rsid="00198787" style:font-weight-asian="normal" style:font-weight-complex="normal"/>
    </style:style>
    <style:style style:name="P54" style:family="paragraph" style:parent-style-name="Standard" style:list-style-name="L1">
      <style:paragraph-properties fo:text-align="start" style:justify-single-word="false"/>
      <style:text-properties style:text-underline-style="none" fo:font-weight="normal" officeooo:rsid="001afe7d" officeooo:paragraph-rsid="001afe7d" style:font-weight-asian="normal" style:font-weight-complex="normal"/>
    </style:style>
    <style:style style:name="P55" style:family="paragraph" style:parent-style-name="Standard" style:list-style-name="L2">
      <style:paragraph-properties fo:text-align="start" style:justify-single-word="false"/>
      <style:text-properties style:text-underline-style="none" fo:font-weight="normal" officeooo:rsid="001cc63c" officeooo:paragraph-rsid="001cc63c" style:font-weight-asian="normal" style:font-weight-complex="normal"/>
    </style:style>
    <style:style style:name="P56" style:family="paragraph" style:parent-style-name="Standard" style:list-style-name="L2">
      <style:paragraph-properties fo:text-align="start" style:justify-single-word="false"/>
      <style:text-properties style:text-underline-style="none" fo:font-weight="normal" officeooo:rsid="001d5eaa" officeooo:paragraph-rsid="001d5eaa" style:font-weight-asian="normal" style:font-weight-complex="normal"/>
    </style:style>
    <style:style style:name="P57" style:family="paragraph" style:parent-style-name="Standard" style:list-style-name="L2">
      <style:paragraph-properties fo:text-align="start" style:justify-single-word="false"/>
      <style:text-properties style:text-underline-style="none" fo:font-weight="normal" officeooo:rsid="001f551c" officeooo:paragraph-rsid="001f551c" style:font-weight-asian="normal" style:font-weight-complex="normal"/>
    </style:style>
    <style:style style:name="P58" style:family="paragraph" style:parent-style-name="Standard" style:list-style-name="L3">
      <style:paragraph-properties fo:text-align="start" style:justify-single-word="false"/>
      <style:text-properties style:text-underline-style="none" fo:font-weight="normal" officeooo:rsid="001fd5f6" officeooo:paragraph-rsid="001fd5f6" style:font-weight-asian="normal" style:font-weight-complex="normal"/>
    </style:style>
    <style:style style:name="P59" style:family="paragraph" style:parent-style-name="Standard" style:list-style-name="L4">
      <style:paragraph-properties fo:text-align="start" style:justify-single-word="false"/>
      <style:text-properties style:text-underline-style="none" fo:font-weight="normal" officeooo:rsid="00206365" officeooo:paragraph-rsid="00206365" style:font-weight-asian="normal" style:font-weight-complex="normal"/>
    </style:style>
    <style:style style:name="P60" style:family="paragraph" style:parent-style-name="Standard" style:list-style-name="L5">
      <style:paragraph-properties fo:text-align="start" style:justify-single-word="false"/>
      <style:text-properties style:text-underline-style="none" fo:font-weight="normal" officeooo:rsid="00259145" officeooo:paragraph-rsid="00259145" style:font-weight-asian="normal" style:font-weight-complex="normal"/>
    </style:style>
    <style:style style:name="P61" style:family="paragraph" style:parent-style-name="Standard" style:list-style-name="L5">
      <style:paragraph-properties fo:text-align="start" style:justify-single-word="false"/>
      <style:text-properties style:text-underline-style="none" fo:font-weight="normal" officeooo:rsid="0026831f" officeooo:paragraph-rsid="0026831f" style:font-weight-asian="normal" style:font-weight-complex="normal"/>
    </style:style>
    <style:style style:name="P62" style:family="paragraph" style:parent-style-name="Standard" style:list-style-name="L6">
      <style:paragraph-properties fo:text-align="start" style:justify-single-word="false"/>
      <style:text-properties style:text-underline-style="none" fo:font-weight="normal" officeooo:rsid="002b2a8f" officeooo:paragraph-rsid="002b2a8f" style:font-weight-asian="normal" style:font-weight-complex="normal"/>
    </style:style>
    <style:style style:name="P63" style:family="paragraph" style:parent-style-name="Standard" style:list-style-name="L7">
      <style:paragraph-properties fo:text-align="start" style:justify-single-word="false"/>
      <style:text-properties style:text-underline-style="none" fo:font-weight="normal" officeooo:rsid="002e568d" officeooo:paragraph-rsid="002e568d" style:font-weight-asian="normal" style:font-weight-complex="normal"/>
    </style:style>
    <style:style style:name="P64" style:family="paragraph" style:parent-style-name="Standard" style:list-style-name="L7">
      <style:paragraph-properties fo:text-align="start" style:justify-single-word="false"/>
      <style:text-properties style:text-underline-style="none" fo:font-weight="normal" officeooo:rsid="00300720" officeooo:paragraph-rsid="00300720" style:font-weight-asian="normal" style:font-weight-complex="normal"/>
    </style:style>
    <style:style style:name="P65" style:family="paragraph" style:parent-style-name="Standard" style:list-style-name="L7">
      <style:paragraph-properties fo:text-align="start" style:justify-single-word="false"/>
      <style:text-properties style:text-underline-style="none" fo:font-weight="normal" officeooo:rsid="0031e24c" officeooo:paragraph-rsid="0031e24c" style:font-weight-asian="normal" style:font-weight-complex="normal"/>
    </style:style>
    <style:style style:name="P66" style:family="paragraph" style:parent-style-name="Standard" style:list-style-name="L8">
      <style:paragraph-properties fo:text-align="start" style:justify-single-word="false"/>
      <style:text-properties style:text-underline-style="none" fo:font-weight="normal" officeooo:rsid="0035d68e" officeooo:paragraph-rsid="0035d68e" style:font-weight-asian="normal" style:font-weight-complex="normal"/>
    </style:style>
    <style:style style:name="P67" style:family="paragraph" style:parent-style-name="Standard" style:list-style-name="L8">
      <style:paragraph-properties fo:text-align="start" style:justify-single-word="false"/>
      <style:text-properties style:text-underline-style="none" fo:font-weight="normal" officeooo:rsid="00376cbc" officeooo:paragraph-rsid="00376cbc" style:font-weight-asian="normal" style:font-weight-complex="normal"/>
    </style:style>
    <style:style style:name="P68" style:family="paragraph" style:parent-style-name="Standard" style:list-style-name="L8">
      <style:paragraph-properties fo:text-align="start" style:justify-single-word="false"/>
      <style:text-properties style:text-underline-style="none" fo:font-weight="normal" officeooo:rsid="00376cbc" officeooo:paragraph-rsid="00382b26" style:font-weight-asian="normal" style:font-weight-complex="normal"/>
    </style:style>
    <style:style style:name="P69" style:family="paragraph" style:parent-style-name="Standard" style:list-style-name="L8">
      <style:paragraph-properties fo:text-align="start" style:justify-single-word="false"/>
      <style:text-properties style:text-underline-style="none" fo:font-weight="normal" officeooo:rsid="00382b26" officeooo:paragraph-rsid="00382b26" style:font-weight-asian="normal" style:font-weight-complex="normal"/>
    </style:style>
    <style:style style:name="P70" style:family="paragraph" style:parent-style-name="Standard" style:list-style-name="L8">
      <style:paragraph-properties fo:text-align="start" style:justify-single-word="false"/>
      <style:text-properties style:text-underline-style="none" fo:font-weight="normal" officeooo:rsid="003ac5f8" officeooo:paragraph-rsid="003ac5f8" style:font-weight-asian="normal" style:font-weight-complex="normal"/>
    </style:style>
    <style:style style:name="P71" style:family="paragraph" style:parent-style-name="Standard" style:list-style-name="L8">
      <style:paragraph-properties fo:text-align="start" style:justify-single-word="false"/>
      <style:text-properties style:text-underline-style="none" fo:font-weight="normal" officeooo:rsid="003b9893" officeooo:paragraph-rsid="003b9893" style:font-weight-asian="normal" style:font-weight-complex="normal"/>
    </style:style>
    <style:style style:name="P72" style:family="paragraph" style:parent-style-name="Standard" style:list-style-name="L8">
      <style:paragraph-properties fo:text-align="start" style:justify-single-word="false"/>
      <style:text-properties style:text-underline-style="none" fo:font-weight="normal" officeooo:rsid="003c4848" officeooo:paragraph-rsid="003c4848" style:font-weight-asian="normal" style:font-weight-complex="normal"/>
    </style:style>
    <style:style style:name="P73" style:family="paragraph" style:parent-style-name="Standard" style:list-style-name="L8">
      <style:paragraph-properties fo:text-align="start" style:justify-single-word="false"/>
      <style:text-properties style:text-underline-style="none" fo:font-weight="normal" officeooo:rsid="003d01ab" officeooo:paragraph-rsid="003d01ab" style:font-weight-asian="normal" style:font-weight-complex="normal"/>
    </style:style>
    <style:style style:name="P74" style:family="paragraph" style:parent-style-name="Standard" style:list-style-name="L9">
      <style:paragraph-properties fo:text-align="start" style:justify-single-word="false"/>
      <style:text-properties style:text-underline-style="none" fo:font-weight="normal" officeooo:rsid="003eea72" officeooo:paragraph-rsid="003eea72" style:font-weight-asian="normal" style:font-weight-complex="normal"/>
    </style:style>
    <style:style style:name="P75" style:family="paragraph" style:parent-style-name="Standard" style:list-style-name="L9">
      <style:paragraph-properties fo:text-align="start" style:justify-single-word="false"/>
      <style:text-properties style:text-underline-style="none" fo:font-weight="normal" officeooo:rsid="003dcc92" officeooo:paragraph-rsid="003dcc92" style:font-weight-asian="normal" style:font-weight-complex="normal"/>
    </style:style>
    <style:style style:name="P76" style:family="paragraph" style:parent-style-name="Standard" style:list-style-name="L9">
      <style:paragraph-properties fo:text-align="start" style:justify-single-word="false"/>
      <style:text-properties style:text-underline-style="none" fo:font-weight="normal" officeooo:rsid="003f2407" officeooo:paragraph-rsid="003f2407" style:font-weight-asian="normal" style:font-weight-complex="normal"/>
    </style:style>
    <style:style style:name="P77" style:family="paragraph" style:parent-style-name="Standard" style:list-style-name="L9">
      <style:paragraph-properties fo:text-align="start" style:justify-single-word="false"/>
      <style:text-properties style:text-underline-style="none" fo:font-weight="normal" officeooo:rsid="00418656" officeooo:paragraph-rsid="00418656" style:font-weight-asian="normal" style:font-weight-complex="normal"/>
    </style:style>
    <style:style style:name="P78" style:family="paragraph" style:parent-style-name="Standard" style:list-style-name="L9">
      <style:paragraph-properties fo:text-align="start" style:justify-single-word="false"/>
      <style:text-properties style:text-underline-style="none" fo:font-weight="normal" officeooo:rsid="0042d8fd" officeooo:paragraph-rsid="0042d8fd" style:font-weight-asian="normal" style:font-weight-complex="normal"/>
    </style:style>
    <style:style style:name="P79" style:family="paragraph" style:parent-style-name="Standard" style:list-style-name="L10">
      <style:paragraph-properties fo:text-align="start" style:justify-single-word="false"/>
      <style:text-properties style:text-underline-style="none" fo:font-weight="normal" officeooo:rsid="0043b2f3" officeooo:paragraph-rsid="0043b2f3" style:font-weight-asian="normal" style:font-weight-complex="normal"/>
    </style:style>
    <style:style style:name="P80" style:family="paragraph" style:parent-style-name="Standard" style:list-style-name="L10">
      <style:paragraph-properties fo:text-align="start" style:justify-single-word="false"/>
      <style:text-properties style:text-underline-style="none" fo:font-weight="normal" officeooo:rsid="004c637d" officeooo:paragraph-rsid="004c637d" style:font-weight-asian="normal" style:font-weight-complex="normal"/>
    </style:style>
    <style:style style:name="P81" style:family="paragraph" style:parent-style-name="Standard" style:list-style-name="L10">
      <style:paragraph-properties fo:text-align="start" style:justify-single-word="false"/>
      <style:text-properties style:text-underline-style="none" fo:font-weight="normal" officeooo:rsid="004e7f4d" officeooo:paragraph-rsid="004e7f4d" style:font-weight-asian="normal" style:font-weight-complex="normal"/>
    </style:style>
    <style:style style:name="P82" style:family="paragraph" style:parent-style-name="Standard" style:list-style-name="L10">
      <style:paragraph-properties fo:text-align="start" style:justify-single-word="false"/>
      <style:text-properties style:text-underline-style="none" fo:font-weight="normal" officeooo:rsid="0050361e" officeooo:paragraph-rsid="0050361e" style:font-weight-asian="normal" style:font-weight-complex="normal"/>
    </style:style>
    <style:style style:name="P83" style:family="paragraph" style:parent-style-name="Standard" style:list-style-name="L11">
      <style:paragraph-properties fo:text-align="start" style:justify-single-word="false"/>
      <style:text-properties style:text-underline-style="none" fo:font-weight="normal" officeooo:rsid="0054abac" officeooo:paragraph-rsid="00560acc" style:font-weight-asian="normal" style:font-weight-complex="normal"/>
    </style:style>
    <style:style style:name="P84" style:family="paragraph" style:parent-style-name="Standard" style:list-style-name="L11">
      <style:paragraph-properties fo:text-align="start" style:justify-single-word="false"/>
      <style:text-properties style:text-underline-style="none" fo:font-weight="normal" officeooo:rsid="00560acc" officeooo:paragraph-rsid="00560acc" style:font-weight-asian="normal" style:font-weight-complex="normal"/>
    </style:style>
    <style:style style:name="P85" style:family="paragraph" style:parent-style-name="Standard" style:list-style-name="L11">
      <style:paragraph-properties fo:text-align="start" style:justify-single-word="false"/>
      <style:text-properties style:text-underline-style="none" fo:font-weight="normal" officeooo:rsid="00589f61" officeooo:paragraph-rsid="00589f61" style:font-weight-asian="normal" style:font-weight-complex="normal"/>
    </style:style>
    <style:style style:name="P86" style:family="paragraph" style:parent-style-name="Standard" style:list-style-name="L11">
      <style:paragraph-properties fo:text-align="start" style:justify-single-word="false"/>
      <style:text-properties style:text-underline-style="none" fo:font-weight="normal" officeooo:rsid="005d8ade" officeooo:paragraph-rsid="005d8ade" style:font-weight-asian="normal" style:font-weight-complex="normal"/>
    </style:style>
    <style:style style:name="P87" style:family="paragraph" style:parent-style-name="Standard" style:list-style-name="L11">
      <style:paragraph-properties fo:text-align="start" style:justify-single-word="false"/>
      <style:text-properties style:text-underline-style="none" fo:font-weight="normal" officeooo:rsid="005ff2b9" officeooo:paragraph-rsid="005ff2b9" style:font-weight-asian="normal" style:font-weight-complex="normal"/>
    </style:style>
    <style:style style:name="P88" style:family="paragraph" style:parent-style-name="Standard" style:list-style-name="L11">
      <style:paragraph-properties fo:text-align="start" style:justify-single-word="false"/>
      <style:text-properties style:text-underline-style="none" fo:font-weight="normal" officeooo:rsid="00602e10" officeooo:paragraph-rsid="00602e10" style:font-weight-asian="normal" style:font-weight-complex="normal"/>
    </style:style>
    <style:style style:name="P89" style:family="paragraph" style:parent-style-name="Standard" style:list-style-name="L11">
      <style:paragraph-properties fo:text-align="start" style:justify-single-word="false"/>
      <style:text-properties style:text-underline-style="none" fo:font-weight="normal" officeooo:rsid="0061e80d" officeooo:paragraph-rsid="0061e80d" style:font-weight-asian="normal" style:font-weight-complex="normal"/>
    </style:style>
    <style:style style:name="P90" style:family="paragraph" style:parent-style-name="Standard" style:list-style-name="L12">
      <style:paragraph-properties fo:text-align="start" style:justify-single-word="false"/>
      <style:text-properties style:text-underline-style="none" fo:font-weight="normal" officeooo:rsid="0066e11a" officeooo:paragraph-rsid="0066e11a" style:font-weight-asian="normal" style:font-weight-complex="normal"/>
    </style:style>
    <style:style style:name="P91" style:family="paragraph" style:parent-style-name="Standard" style:list-style-name="L10">
      <style:paragraph-properties fo:text-align="start" style:justify-single-word="false"/>
      <style:text-properties fo:font-style="normal" style:text-underline-style="none" fo:font-weight="normal" officeooo:rsid="0043b2f3" officeooo:paragraph-rsid="0043b2f3" style:font-style-asian="normal" style:font-weight-asian="normal" style:font-style-complex="normal" style:font-weight-complex="normal"/>
    </style:style>
    <style:style style:name="P92" style:family="paragraph" style:parent-style-name="Standard" style:list-style-name="L10">
      <style:paragraph-properties fo:text-align="start" style:justify-single-word="false"/>
      <style:text-properties fo:font-style="normal" style:text-underline-style="none" fo:font-weight="normal" officeooo:rsid="004684b1" officeooo:paragraph-rsid="004684b1" style:font-style-asian="normal" style:font-weight-asian="normal" style:font-style-complex="normal" style:font-weight-complex="normal"/>
    </style:style>
    <style:style style:name="P93" style:family="paragraph" style:parent-style-name="Standard" style:list-style-name="L10">
      <style:paragraph-properties fo:text-align="start" style:justify-single-word="false"/>
      <style:text-properties fo:font-style="normal" style:text-underline-style="none" fo:font-weight="normal" officeooo:rsid="00488a82" officeooo:paragraph-rsid="00488a82" style:font-style-asian="normal" style:font-weight-asian="normal" style:font-style-complex="normal" style:font-weight-complex="normal"/>
    </style:style>
    <style:style style:name="P94" style:family="paragraph" style:parent-style-name="Standard" style:list-style-name="L11">
      <style:paragraph-properties fo:text-align="start" style:justify-single-word="false"/>
      <style:text-properties fo:font-style="normal" style:text-underline-style="none" fo:font-weight="normal" officeooo:rsid="0053c818" officeooo:paragraph-rsid="0053c818" style:font-style-asian="normal" style:font-weight-asian="normal" style:font-style-complex="normal" style:font-weight-complex="normal"/>
    </style:style>
    <style:style style:name="P95" style:family="paragraph" style:parent-style-name="Standard" style:list-style-name="L11">
      <style:paragraph-properties fo:text-align="start" style:justify-single-word="false"/>
      <style:text-properties fo:font-style="normal" style:text-underline-style="none" fo:font-weight="normal" officeooo:rsid="0054abac" officeooo:paragraph-rsid="00553056" style:font-style-asian="normal" style:font-weight-asian="normal" style:font-style-complex="normal" style:font-weight-complex="normal"/>
    </style:style>
    <style:style style:name="P96" style:family="paragraph" style:parent-style-name="Standard" style:list-style-name="L11">
      <style:paragraph-properties fo:text-align="start" style:justify-single-word="false"/>
      <style:text-properties fo:font-style="normal" style:text-underline-style="none" fo:font-weight="normal" officeooo:rsid="00553056" officeooo:paragraph-rsid="00560acc" style:font-style-asian="normal" style:font-weight-asian="normal" style:font-style-complex="normal" style:font-weight-complex="normal"/>
    </style:style>
    <style:style style:name="P97" style:family="paragraph" style:parent-style-name="Standard" style:list-style-name="L11">
      <style:paragraph-properties fo:text-align="start" style:justify-single-word="false"/>
      <style:text-properties fo:font-style="normal" style:text-underline-style="none" fo:font-weight="normal" officeooo:rsid="00560acc" officeooo:paragraph-rsid="00560acc" style:font-style-asian="normal" style:font-weight-asian="normal" style:font-style-complex="normal" style:font-weight-complex="normal"/>
    </style:style>
    <style:style style:name="P98" style:family="paragraph" style:parent-style-name="Standard" style:list-style-name="L11">
      <style:paragraph-properties fo:text-align="start" style:justify-single-word="false"/>
      <style:text-properties fo:font-style="normal" style:text-underline-style="none" fo:font-weight="normal" officeooo:rsid="00578741" officeooo:paragraph-rsid="00578741" style:font-style-asian="normal" style:font-weight-asian="normal" style:font-style-complex="normal" style:font-weight-complex="normal"/>
    </style:style>
    <style:style style:name="P99" style:family="paragraph" style:parent-style-name="Standard" style:list-style-name="L11">
      <style:paragraph-properties fo:text-align="start" style:justify-single-word="false"/>
      <style:text-properties fo:font-style="normal" style:text-underline-style="none" fo:font-weight="normal" officeooo:rsid="00589f61" officeooo:paragraph-rsid="00589f61" style:font-style-asian="normal" style:font-weight-asian="normal" style:font-style-complex="normal" style:font-weight-complex="normal"/>
    </style:style>
    <style:style style:name="P100" style:family="paragraph" style:parent-style-name="Standard" style:list-style-name="L11">
      <style:paragraph-properties fo:text-align="start" style:justify-single-word="false"/>
      <style:text-properties fo:font-style="normal" style:text-underline-style="none" fo:font-weight="normal" officeooo:rsid="005a43b0" officeooo:paragraph-rsid="005a43b0" style:font-style-asian="normal" style:font-weight-asian="normal" style:font-style-complex="normal" style:font-weight-complex="normal"/>
    </style:style>
    <style:style style:name="P101" style:family="paragraph" style:parent-style-name="Standard" style:list-style-name="L11">
      <style:paragraph-properties fo:text-align="start" style:justify-single-word="false"/>
      <style:text-properties fo:font-style="normal" style:text-underline-style="none" fo:font-weight="normal" officeooo:rsid="005a8ace" officeooo:paragraph-rsid="005a8ace" style:font-style-asian="normal" style:font-weight-asian="normal" style:font-style-complex="normal" style:font-weight-complex="normal"/>
    </style:style>
    <style:style style:name="P102" style:family="paragraph" style:parent-style-name="Standard" style:list-style-name="L11">
      <style:paragraph-properties fo:text-align="start" style:justify-single-word="false"/>
      <style:text-properties fo:font-style="normal" style:text-underline-style="none" fo:font-weight="normal" officeooo:rsid="005bc8a6" officeooo:paragraph-rsid="005bc8a6" style:font-style-asian="normal" style:font-weight-asian="normal" style:font-style-complex="normal" style:font-weight-complex="normal"/>
    </style:style>
    <style:style style:name="P103" style:family="paragraph" style:parent-style-name="Standard" style:list-style-name="L11">
      <style:paragraph-properties fo:text-align="start" style:justify-single-word="false"/>
      <style:text-properties fo:font-style="normal" style:text-underline-style="none" fo:font-weight="normal" officeooo:rsid="005be6c2" officeooo:paragraph-rsid="005be6c2" style:font-style-asian="normal" style:font-weight-asian="normal" style:font-style-complex="normal" style:font-weight-complex="normal"/>
    </style:style>
    <style:style style:name="P104" style:family="paragraph" style:parent-style-name="Standard" style:list-style-name="L11">
      <style:paragraph-properties fo:text-align="start" style:justify-single-word="false"/>
      <style:text-properties fo:font-style="normal" style:text-underline-style="none" fo:font-weight="normal" officeooo:rsid="005ff2b9" officeooo:paragraph-rsid="005ff2b9" style:font-style-asian="normal" style:font-weight-asian="normal" style:font-style-complex="normal" style:font-weight-complex="normal"/>
    </style:style>
    <style:style style:name="P105" style:family="paragraph" style:parent-style-name="Standard" style:list-style-name="L11">
      <style:paragraph-properties fo:text-align="start" style:justify-single-word="false"/>
      <style:text-properties fo:font-style="normal" style:text-underline-style="none" fo:font-weight="normal" officeooo:rsid="00602e10" officeooo:paragraph-rsid="00602e10" style:font-style-asian="normal" style:font-weight-asian="normal" style:font-style-complex="normal" style:font-weight-complex="normal"/>
    </style:style>
    <style:style style:name="P106" style:family="paragraph" style:parent-style-name="Standard" style:list-style-name="L11">
      <style:paragraph-properties fo:text-align="start" style:justify-single-word="false"/>
      <style:text-properties fo:font-style="normal" style:text-underline-style="none" fo:font-weight="normal" officeooo:rsid="0061e80d" officeooo:paragraph-rsid="0061e80d" style:font-style-asian="normal" style:font-weight-asian="normal" style:font-style-complex="normal" style:font-weight-complex="normal"/>
    </style:style>
    <style:style style:name="P107" style:family="paragraph" style:parent-style-name="Standard" style:list-style-name="L12">
      <style:paragraph-properties fo:text-align="start" style:justify-single-word="false"/>
      <style:text-properties fo:font-style="normal" style:text-underline-style="none" fo:font-weight="normal" officeooo:rsid="0066e11a" officeooo:paragraph-rsid="0066e11a" style:font-style-asian="normal" style:font-weight-asian="normal" style:font-style-complex="normal" style:font-weight-complex="normal"/>
    </style:style>
    <style:style style:name="P108" style:family="paragraph" style:parent-style-name="Standard" style:list-style-name="L12">
      <style:paragraph-properties fo:text-align="start" style:justify-single-word="false"/>
      <style:text-properties fo:font-style="normal" style:text-underline-style="none" fo:font-weight="normal" officeooo:rsid="00672832" officeooo:paragraph-rsid="00672832" style:font-style-asian="normal" style:font-weight-asian="normal" style:font-style-complex="normal" style:font-weight-complex="normal"/>
    </style:style>
    <style:style style:name="P109" style:family="paragraph" style:parent-style-name="Standard" style:list-style-name="L12">
      <style:paragraph-properties fo:text-align="start" style:justify-single-word="false"/>
      <style:text-properties fo:font-style="normal" style:text-underline-style="none" fo:font-weight="normal" officeooo:rsid="0068a215" officeooo:paragraph-rsid="0068a215" style:font-style-asian="normal" style:font-weight-asian="normal" style:font-style-complex="normal" style:font-weight-complex="normal"/>
    </style:style>
    <style:style style:name="P110" style:family="paragraph" style:parent-style-name="Standard" style:list-style-name="L12">
      <style:paragraph-properties fo:text-align="start" style:justify-single-word="false"/>
      <style:text-properties fo:font-style="normal" style:text-underline-style="none" fo:font-weight="normal" officeooo:rsid="00697d61" officeooo:paragraph-rsid="00697d61" style:font-style-asian="normal" style:font-weight-asian="normal" style:font-style-complex="normal" style:font-weight-complex="normal"/>
    </style:style>
    <style:style style:name="P111" style:family="paragraph" style:parent-style-name="Standard" style:list-style-name="L12">
      <style:paragraph-properties fo:text-align="start" style:justify-single-word="false"/>
      <style:text-properties fo:font-style="normal" style:text-underline-style="none" fo:font-weight="normal" officeooo:rsid="006a2015" officeooo:paragraph-rsid="006a2015" style:font-style-asian="normal" style:font-weight-asian="normal" style:font-style-complex="normal" style:font-weight-complex="normal"/>
    </style:style>
    <style:style style:name="P112" style:family="paragraph" style:parent-style-name="Standard" style:list-style-name="L12">
      <style:paragraph-properties fo:text-align="start" style:justify-single-word="false"/>
      <style:text-properties fo:font-style="normal" style:text-underline-style="none" fo:font-weight="normal" officeooo:rsid="006ada0b" officeooo:paragraph-rsid="006ada0b" style:font-style-asian="normal" style:font-weight-asian="normal" style:font-style-complex="normal" style:font-weight-complex="normal"/>
    </style:style>
    <style:style style:name="P113" style:family="paragraph" style:parent-style-name="Standard" style:list-style-name="L12">
      <style:paragraph-properties fo:text-align="start" style:justify-single-word="false"/>
      <style:text-properties fo:font-style="normal" style:text-underline-style="none" fo:font-weight="normal" officeooo:rsid="006b27a1" officeooo:paragraph-rsid="006b27a1" style:font-style-asian="normal" style:font-weight-asian="normal" style:font-style-complex="normal" style:font-weight-complex="normal"/>
    </style:style>
    <style:style style:name="P114" style:family="paragraph" style:parent-style-name="Standard" style:list-style-name="L13">
      <style:paragraph-properties fo:text-align="start" style:justify-single-word="false"/>
      <style:text-properties fo:font-style="normal" style:text-underline-style="none" fo:font-weight="normal" officeooo:rsid="00726126" officeooo:paragraph-rsid="00726126" style:font-style-asian="normal" style:font-weight-asian="normal" style:font-style-complex="normal" style:font-weight-complex="normal"/>
    </style:style>
    <style:style style:name="P115" style:family="paragraph" style:parent-style-name="Standard" style:list-style-name="L13">
      <style:paragraph-properties fo:text-align="start" style:justify-single-word="false"/>
      <style:text-properties fo:font-style="normal" style:text-underline-style="none" fo:font-weight="normal" officeooo:rsid="0073d118" officeooo:paragraph-rsid="0073d118" style:font-style-asian="normal" style:font-weight-asian="normal" style:font-style-complex="normal" style:font-weight-complex="normal"/>
    </style:style>
    <style:style style:name="P116" style:family="paragraph" style:parent-style-name="Standard" style:list-style-name="L13">
      <style:paragraph-properties fo:text-align="start" style:justify-single-word="false"/>
      <style:text-properties fo:font-style="normal" style:text-underline-style="none" fo:font-weight="normal" officeooo:rsid="0074da0a" officeooo:paragraph-rsid="0074da0a" style:font-style-asian="normal" style:font-weight-asian="normal" style:font-style-complex="normal" style:font-weight-complex="normal"/>
    </style:style>
    <style:style style:name="P117" style:family="paragraph" style:parent-style-name="Standard" style:list-style-name="L13">
      <style:paragraph-properties fo:text-align="start" style:justify-single-word="false"/>
      <style:text-properties fo:font-style="normal" style:text-underline-style="none" fo:font-weight="normal" officeooo:rsid="0074dee7" officeooo:paragraph-rsid="0074dee7" style:font-style-asian="normal" style:font-weight-asian="normal" style:font-style-complex="normal" style:font-weight-complex="normal"/>
    </style:style>
    <style:style style:name="P118" style:family="paragraph" style:parent-style-name="Standard" style:list-style-name="L15">
      <style:paragraph-properties fo:text-align="start" style:justify-single-word="false"/>
      <style:text-properties fo:font-style="normal" style:text-underline-style="none" fo:font-weight="normal" officeooo:rsid="007ab76b" officeooo:paragraph-rsid="007ab76b" style:font-style-asian="normal" style:font-weight-asian="normal" style:font-style-complex="normal" style:font-weight-complex="normal"/>
    </style:style>
    <style:style style:name="P119" style:family="paragraph" style:parent-style-name="Standard" style:list-style-name="L17">
      <style:paragraph-properties fo:text-align="start" style:justify-single-word="false"/>
      <style:text-properties fo:font-style="normal" style:text-underline-style="none" fo:font-weight="normal" officeooo:rsid="007fd43e" officeooo:paragraph-rsid="007fd43e" style:font-style-asian="normal" style:font-weight-asian="normal" style:font-style-complex="normal" style:font-weight-complex="normal"/>
    </style:style>
    <style:style style:name="P120" style:family="paragraph" style:parent-style-name="Standard" style:list-style-name="L18">
      <style:paragraph-properties fo:text-align="start" style:justify-single-word="false"/>
      <style:text-properties fo:font-style="normal" style:text-underline-style="none" fo:font-weight="normal" officeooo:rsid="007c0a3c" officeooo:paragraph-rsid="0080e052" style:font-style-asian="normal" style:font-weight-asian="normal" style:font-style-complex="normal" style:font-weight-complex="normal"/>
    </style:style>
    <style:style style:name="P121" style:family="paragraph" style:parent-style-name="Standard" style:list-style-name="L18">
      <style:paragraph-properties fo:text-align="start" style:justify-single-word="false"/>
      <style:text-properties fo:font-style="normal" style:text-underline-style="none" fo:font-weight="normal" officeooo:rsid="0080e052" officeooo:paragraph-rsid="0080e052" style:font-style-asian="normal" style:font-weight-asian="normal" style:font-style-complex="normal" style:font-weight-complex="normal"/>
    </style:style>
    <style:style style:name="P122" style:family="paragraph" style:parent-style-name="Standard" style:list-style-name="L18">
      <style:paragraph-properties fo:text-align="start" style:justify-single-word="false"/>
      <style:text-properties fo:font-style="normal" style:text-underline-style="none" fo:font-weight="normal" officeooo:rsid="0081cbff" officeooo:paragraph-rsid="0081cbff" style:font-style-asian="normal" style:font-weight-asian="normal" style:font-style-complex="normal" style:font-weight-complex="normal"/>
    </style:style>
    <style:style style:name="P123" style:family="paragraph" style:parent-style-name="Standard" style:list-style-name="L18">
      <style:paragraph-properties fo:text-align="start" style:justify-single-word="false"/>
      <style:text-properties fo:font-style="normal" style:text-underline-style="none" fo:font-weight="normal" officeooo:rsid="0082b10e" officeooo:paragraph-rsid="0082b10e" style:font-style-asian="normal" style:font-weight-asian="normal" style:font-style-complex="normal" style:font-weight-complex="normal"/>
    </style:style>
    <style:style style:name="P124" style:family="paragraph" style:parent-style-name="Standard" style:list-style-name="L18">
      <style:paragraph-properties fo:text-align="start" style:justify-single-word="false"/>
      <style:text-properties fo:font-style="normal" style:text-underline-style="none" fo:font-weight="normal" officeooo:rsid="0084a18e" officeooo:paragraph-rsid="0084a18e" style:font-style-asian="normal" style:font-weight-asian="normal" style:font-style-complex="normal" style:font-weight-complex="normal"/>
    </style:style>
    <style:style style:name="P125" style:family="paragraph" style:parent-style-name="Standard" style:list-style-name="L18">
      <style:paragraph-properties fo:text-align="start" style:justify-single-word="false"/>
      <style:text-properties fo:font-style="normal" style:text-underline-style="none" fo:font-weight="normal" officeooo:rsid="0087ae66" officeooo:paragraph-rsid="0087ae66" style:font-style-asian="normal" style:font-weight-asian="normal" style:font-style-complex="normal" style:font-weight-complex="normal"/>
    </style:style>
    <style:style style:name="P126" style:family="paragraph" style:parent-style-name="Standard" style:list-style-name="L18">
      <style:paragraph-properties fo:text-align="start" style:justify-single-word="false"/>
      <style:text-properties fo:font-style="normal" style:text-underline-style="none" fo:font-weight="normal" officeooo:rsid="0088b173" officeooo:paragraph-rsid="0088b173" style:font-style-asian="normal" style:font-weight-asian="normal" style:font-style-complex="normal" style:font-weight-complex="normal"/>
    </style:style>
    <style:style style:name="P127" style:family="paragraph" style:parent-style-name="Standard" style:list-style-name="L18">
      <style:paragraph-properties fo:text-align="start" style:justify-single-word="false"/>
      <style:text-properties fo:font-style="normal" style:text-underline-style="none" fo:font-weight="normal" officeooo:rsid="008dcb73" officeooo:paragraph-rsid="008dcb73" style:font-style-asian="normal" style:font-weight-asian="normal" style:font-style-complex="normal" style:font-weight-complex="normal"/>
    </style:style>
    <style:style style:name="P128" style:family="paragraph" style:parent-style-name="Standard" style:list-style-name="L18">
      <style:paragraph-properties fo:text-align="start" style:justify-single-word="false"/>
      <style:text-properties fo:font-style="normal" style:text-underline-style="none" fo:font-weight="normal" officeooo:rsid="008e4376" officeooo:paragraph-rsid="008e4376" style:font-style-asian="normal" style:font-weight-asian="normal" style:font-style-complex="normal" style:font-weight-complex="normal"/>
    </style:style>
    <style:style style:name="P129" style:family="paragraph" style:parent-style-name="Standard" style:list-style-name="L18">
      <style:paragraph-properties fo:text-align="start" style:justify-single-word="false"/>
      <style:text-properties fo:font-style="normal" style:text-underline-style="none" fo:font-weight="normal" officeooo:rsid="008facca" officeooo:paragraph-rsid="0092931f" style:font-style-asian="normal" style:font-weight-asian="normal" style:font-style-complex="normal" style:font-weight-complex="normal"/>
    </style:style>
    <style:style style:name="P130" style:family="paragraph" style:parent-style-name="Standard" style:list-style-name="L18">
      <style:paragraph-properties fo:text-align="start" style:justify-single-word="false"/>
      <style:text-properties fo:font-style="normal" style:text-underline-style="none" fo:font-weight="normal" officeooo:rsid="0095e4ac" officeooo:paragraph-rsid="00962ae1" style:font-style-asian="normal" style:font-weight-asian="normal" style:font-style-complex="normal" style:font-weight-complex="normal"/>
    </style:style>
    <style:style style:name="P131" style:family="paragraph" style:parent-style-name="Standard" style:list-style-name="L18">
      <style:paragraph-properties fo:text-align="start" style:justify-single-word="false"/>
      <style:text-properties fo:font-style="normal" style:text-underline-style="none" fo:font-weight="normal" officeooo:rsid="00962ae1" officeooo:paragraph-rsid="00962ae1" style:font-style-asian="normal" style:font-weight-asian="normal" style:font-style-complex="normal" style:font-weight-complex="normal"/>
    </style:style>
    <style:style style:name="P132" style:family="paragraph" style:parent-style-name="Standard" style:list-style-name="L18">
      <style:paragraph-properties fo:text-align="start" style:justify-single-word="false"/>
      <style:text-properties fo:font-style="normal" style:text-underline-style="none" fo:font-weight="normal" officeooo:rsid="00990409" officeooo:paragraph-rsid="00990409" style:font-style-asian="normal" style:font-weight-asian="normal" style:font-style-complex="normal" style:font-weight-complex="normal"/>
    </style:style>
    <style:style style:name="P133" style:family="paragraph" style:parent-style-name="Standard" style:list-style-name="L18">
      <style:paragraph-properties fo:text-align="start" style:justify-single-word="false"/>
      <style:text-properties fo:font-style="normal" style:text-underline-style="none" fo:font-weight="normal" officeooo:rsid="009b38a5" officeooo:paragraph-rsid="009b38a5" style:font-style-asian="normal" style:font-weight-asian="normal" style:font-style-complex="normal" style:font-weight-complex="normal"/>
    </style:style>
    <style:style style:name="P134" style:family="paragraph" style:parent-style-name="Standard" style:list-style-name="L18">
      <style:paragraph-properties fo:text-align="start" style:justify-single-word="false"/>
      <style:text-properties fo:font-style="normal" style:text-underline-style="none" fo:font-weight="normal" officeooo:rsid="009a9bc6" officeooo:paragraph-rsid="009a9bc6" style:font-style-asian="normal" style:font-weight-asian="normal" style:font-style-complex="normal" style:font-weight-complex="normal"/>
    </style:style>
    <style:style style:name="P135" style:family="paragraph" style:parent-style-name="Standard" style:list-style-name="L18">
      <style:paragraph-properties fo:text-align="start" style:justify-single-word="false"/>
      <style:text-properties fo:font-style="normal" style:text-underline-style="none" fo:font-weight="normal" officeooo:rsid="009ccb7b" officeooo:paragraph-rsid="009ccb7b" style:font-style-asian="normal" style:font-weight-asian="normal" style:font-style-complex="normal" style:font-weight-complex="normal"/>
    </style:style>
    <style:style style:name="P136" style:family="paragraph" style:parent-style-name="Standard" style:list-style-name="L18">
      <style:paragraph-properties fo:text-align="start" style:justify-single-word="false"/>
      <style:text-properties fo:font-style="normal" style:text-underline-style="none" fo:font-weight="normal" officeooo:rsid="00a19361" officeooo:paragraph-rsid="00a19361" style:font-style-asian="normal" style:font-weight-asian="normal" style:font-style-complex="normal" style:font-weight-complex="normal"/>
    </style:style>
    <style:style style:name="P137" style:family="paragraph" style:parent-style-name="Standard" style:list-style-name="L18">
      <style:paragraph-properties fo:text-align="start" style:justify-single-word="false"/>
      <style:text-properties fo:font-style="normal" style:text-underline-style="none" fo:font-weight="normal" officeooo:rsid="00a253f9" officeooo:paragraph-rsid="00a253f9" style:font-style-asian="normal" style:font-weight-asian="normal" style:font-style-complex="normal" style:font-weight-complex="normal"/>
    </style:style>
    <style:style style:name="P138" style:family="paragraph" style:parent-style-name="Standard" style:list-style-name="L18">
      <style:paragraph-properties fo:text-align="start" style:justify-single-word="false"/>
      <style:text-properties fo:font-style="normal" style:text-underline-style="none" fo:font-weight="normal" officeooo:rsid="00a38f06" officeooo:paragraph-rsid="00a38f06" style:font-style-asian="normal" style:font-weight-asian="normal" style:font-style-complex="normal" style:font-weight-complex="normal"/>
    </style:style>
    <style:style style:name="P139" style:family="paragraph" style:parent-style-name="Standard">
      <style:paragraph-properties fo:text-align="center" style:justify-single-word="false"/>
      <style:text-properties fo:font-style="normal" style:text-underline-style="none" fo:font-weight="normal" officeooo:rsid="00aa7a5f" officeooo:paragraph-rsid="00aa7a5f"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aa7a5f" officeooo:paragraph-rsid="00aa7a5f" style:font-style-asian="normal" style:font-weight-asian="normal" style:font-style-complex="normal" style:font-weight-complex="normal"/>
    </style:style>
    <style:style style:name="P141" style:family="paragraph" style:parent-style-name="Standard" style:list-style-name="L19">
      <style:paragraph-properties fo:text-align="start" style:justify-single-word="false"/>
      <style:text-properties fo:font-style="normal" style:text-underline-style="none" fo:font-weight="normal" officeooo:rsid="00b0ab27" officeooo:paragraph-rsid="00b0ab27" style:font-style-asian="normal" style:font-weight-asian="normal" style:font-style-complex="normal" style:font-weight-complex="normal"/>
    </style:style>
    <style:style style:name="P142" style:family="paragraph" style:parent-style-name="Standard" style:list-style-name="L19">
      <style:paragraph-properties fo:text-align="start" style:justify-single-word="false"/>
      <style:text-properties fo:font-style="normal" style:text-underline-style="none" fo:font-weight="normal" officeooo:rsid="00b2420a" officeooo:paragraph-rsid="00b2420a" style:font-style-asian="normal" style:font-weight-asian="normal" style:font-style-complex="normal" style:font-weight-complex="normal"/>
    </style:style>
    <style:style style:name="P143" style:family="paragraph" style:parent-style-name="Standard" style:list-style-name="L19">
      <style:paragraph-properties fo:text-align="start" style:justify-single-word="false"/>
      <style:text-properties fo:font-style="normal" style:text-underline-style="none" fo:font-weight="normal" officeooo:rsid="00b3548d" officeooo:paragraph-rsid="00b3548d"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style:text-underline-style="none" fo:font-weight="normal" officeooo:rsid="00b3548d" officeooo:paragraph-rsid="00b3548d" style:font-style-asian="normal" style:font-weight-asian="normal" style:font-style-complex="normal" style:font-weight-complex="normal"/>
    </style:style>
    <style:style style:name="P145" style:family="paragraph" style:parent-style-name="Standard" style:list-style-name="L20">
      <style:paragraph-properties fo:text-align="start" style:justify-single-word="false"/>
      <style:text-properties fo:font-style="normal" style:text-underline-style="none" fo:font-weight="normal" officeooo:rsid="00b797eb" officeooo:paragraph-rsid="00b797eb" style:font-style-asian="normal" style:font-weight-asian="normal" style:font-style-complex="normal" style:font-weight-complex="normal"/>
    </style:style>
    <style:style style:name="P14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a443ef" officeooo:paragraph-rsid="00a443ef" fo:background-color="#000000" style:font-style-asian="normal" style:font-weight-asian="bold" style:font-style-complex="normal" style:font-weight-complex="bold"/>
    </style:style>
    <style:style style:name="P147"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b797eb" officeooo:paragraph-rsid="00b797eb" style:font-style-asian="normal" style:font-weight-asian="bold" style:font-style-complex="normal" style:font-weight-complex="bold"/>
    </style:style>
    <style:style style:name="P148" style:family="paragraph" style:parent-style-name="Preformatted_20_Text" style:list-style-name="L8">
      <style:paragraph-properties fo:text-align="start" style:justify-single-word="false"/>
      <style:text-properties fo:color="#a9b7c6" style:font-name="Source Code Pro" fo:font-size="10.5pt" style:text-underline-style="none" fo:font-weight="normal" officeooo:rsid="0035d68e" officeooo:paragraph-rsid="0035d68e" style:font-weight-asian="normal" style:font-weight-complex="normal"/>
    </style:style>
    <style:style style:name="P149" style:family="paragraph" style:parent-style-name="Preformatted_20_Text" style:list-style-name="L9">
      <style:paragraph-properties fo:text-align="start" style:justify-single-word="false"/>
      <style:text-properties fo:color="#a9b7c6" style:font-name="Source Code Pro" fo:font-size="10.5pt" style:text-underline-style="none" fo:font-weight="normal" officeooo:rsid="003f2407" officeooo:paragraph-rsid="003f2407" style:font-weight-asian="normal" style:font-weight-complex="normal"/>
    </style:style>
    <style:style style:name="P150" style:family="paragraph" style:parent-style-name="Preformatted_20_Text" style:list-style-name="L10">
      <style:paragraph-properties fo:text-align="start" style:justify-single-word="false"/>
      <style:text-properties fo:color="#a9b7c6" style:font-name="Source Code Pro" fo:font-size="10.5pt" style:text-underline-style="none" fo:font-weight="normal" officeooo:rsid="004684b1" officeooo:paragraph-rsid="004684b1" fo:background-color="#000000" style:font-weight-asian="normal" style:font-weight-complex="normal"/>
    </style:style>
    <style:style style:name="P151" style:family="paragraph" style:parent-style-name="Preformatted_20_Text" style:list-style-name="L14">
      <style:paragraph-properties fo:text-align="start" style:justify-single-word="false"/>
      <style:text-properties fo:color="#a9b7c6" style:font-name="Source Code Pro" fo:font-size="10.5pt" fo:font-style="normal" style:text-underline-style="solid" style:text-underline-width="auto" style:text-underline-color="font-color" fo:font-weight="bold" officeooo:rsid="00755ac4" officeooo:paragraph-rsid="00755ac4" style:font-style-asian="normal" style:font-weight-asian="bold" style:font-style-complex="normal" style:font-weight-complex="bold"/>
    </style:style>
    <style:style style:name="P152" style:family="paragraph" style:parent-style-name="Preformatted_20_Text">
      <style:paragraph-properties fo:text-align="center" style:justify-single-word="false"/>
      <style:text-properties fo:color="#a9b7c6" style:font-name="Source Code Pro" fo:font-size="10.5pt" fo:font-style="normal" style:text-underline-style="solid" style:text-underline-width="auto" style:text-underline-color="font-color" fo:font-weight="bold" officeooo:rsid="00a443ef" officeooo:paragraph-rsid="00a443ef" fo:background-color="#000000" style:font-style-asian="normal" style:font-weight-asian="bold" style:font-style-complex="normal" style:font-weight-complex="bold"/>
    </style:style>
    <style:style style:name="P153" style:family="paragraph" style:parent-style-name="Preformatted_20_Text" style:list-style-name="L16">
      <style:paragraph-properties fo:text-align="start" style:justify-single-word="false"/>
      <style:text-properties fo:color="#a9b7c6" style:font-name="Source Code Pro" fo:font-size="10.5pt" fo:font-style="normal" style:text-underline-style="none" fo:font-weight="normal" officeooo:rsid="007c0a3c" officeooo:paragraph-rsid="007c0a3c" style:font-style-asian="normal" style:font-weight-asian="normal" style:font-style-complex="normal" style:font-weight-complex="normal"/>
    </style:style>
    <style:style style:name="P154" style:family="paragraph" style:parent-style-name="Preformatted_20_Text" style:list-style-name="L16">
      <style:paragraph-properties fo:text-align="start" style:justify-single-word="false"/>
      <style:text-properties fo:color="#a9b7c6" style:font-name="Source Code Pro" fo:font-size="10.5pt" fo:font-style="normal" style:text-underline-style="none" fo:font-weight="normal" officeooo:rsid="007c0a3c" officeooo:paragraph-rsid="007c0a3c" fo:background-color="#000000" style:font-style-asian="normal" style:font-weight-asian="normal" style:font-style-complex="normal" style:font-weight-complex="normal"/>
    </style:style>
    <style:style style:name="P155" style:family="paragraph" style:parent-style-name="Preformatted_20_Text">
      <style:text-properties fo:color="#a9b7c6" style:font-name="Source Code Pro" fo:font-size="10.5pt" fo:background-color="#000000"/>
    </style:style>
    <style:style style:name="P156" style:family="paragraph" style:parent-style-name="Preformatted_20_Text">
      <style:text-properties fo:color="#a9b7c6" style:font-name="Source Code Pro" fo:font-size="10.5pt" officeooo:paragraph-rsid="00b0ab27" fo:background-color="#000000"/>
    </style:style>
    <style:style style:name="P157" style:family="paragraph" style:parent-style-name="Preformatted_20_Text">
      <style:text-properties fo:color="#a9b7c6" style:font-name="Source Code Pro" fo:font-size="10.5pt" officeooo:rsid="00b0ab27" officeooo:paragraph-rsid="00b0ab27" fo:background-color="#000000"/>
    </style:style>
    <style:style style:name="P158" style:family="paragraph" style:parent-style-name="Preformatted_20_Text">
      <style:text-properties fo:color="#a9b7c6" fo:background-color="#000000"/>
    </style:style>
    <style:style style:name="P159" style:family="paragraph" style:parent-style-name="Preformatted_20_Text" style:list-style-name="L8">
      <style:paragraph-properties fo:text-align="start" style:justify-single-word="false"/>
      <style:text-properties fo:color="#800000" style:font-name="Source Code Pro" fo:font-size="10.5pt" style:text-underline-style="none" fo:font-weight="bold" officeooo:rsid="003b9893" officeooo:paragraph-rsid="003b9893" fo:background-color="#ffff00" style:font-weight-asian="bold" style:font-weight-complex="bold"/>
    </style:style>
    <style:style style:name="P160" style:family="paragraph" style:parent-style-name="Preformatted_20_Text" style:list-style-name="L9">
      <style:paragraph-properties fo:text-align="start" style:justify-single-word="false"/>
      <style:text-properties fo:color="#e8bf6a" style:font-name="Source Code Pro" fo:font-size="10.5pt" style:text-underline-style="none" fo:font-weight="normal" officeooo:rsid="003f2407" officeooo:paragraph-rsid="003f2407" style:font-weight-asian="normal" style:font-weight-complex="normal"/>
    </style:style>
    <style:style style:name="P161" style:family="paragraph" style:parent-style-name="Preformatted_20_Text" style:list-style-name="L16">
      <style:paragraph-properties fo:text-align="start" style:justify-single-word="false"/>
      <style:text-properties fo:color="#808080" style:font-name="Source Code Pro" fo:font-size="10.5pt" fo:font-style="normal" style:text-underline-style="none" fo:font-weight="normal" officeooo:rsid="007c0a3c" officeooo:paragraph-rsid="007c0a3c" fo:background-color="#000000" style:font-style-asian="normal" style:font-weight-asian="normal" style:font-style-complex="normal" style:font-weight-complex="normal"/>
    </style:style>
    <style:style style:name="P162" style:family="paragraph" style:parent-style-name="Preformatted_20_Text">
      <style:paragraph-properties fo:text-align="center" style:justify-single-word="false"/>
      <style:text-properties fo:color="#808080" style:font-name="Source Code Pro" fo:font-size="10.5pt" fo:font-style="normal" style:text-underline-style="solid" style:text-underline-width="auto" style:text-underline-color="font-color" fo:font-weight="bold" officeooo:rsid="00a443ef" officeooo:paragraph-rsid="00a443ef" fo:background-color="#000000" style:font-style-asian="normal" style:font-weight-asian="bold" style:font-style-complex="normal" style:font-weight-complex="bold"/>
    </style:style>
    <style:style style:name="P163" style:family="paragraph" style:parent-style-name="Preformatted_20_Text">
      <style:text-properties fo:color="#a8c023" fo:background-color="#000000"/>
    </style:style>
    <style:style style:name="P164" style:family="paragraph" style:parent-style-name="Preformatted_20_Text">
      <style:text-properties fo:color="#bbb529" style:font-name="Source Code Pro" fo:font-size="10.5pt" fo:background-color="#000000"/>
    </style:style>
    <style:style style:name="P165" style:family="paragraph" style:parent-style-name="Preformatted_20_Text" style:list-style-name="L19">
      <style:paragraph-properties fo:text-align="start" style:justify-single-word="false"/>
      <style:text-properties fo:color="#bbb529" style:font-name="Source Code Pro" fo:font-size="10.5pt" fo:font-style="normal" style:text-underline-style="none" fo:font-weight="normal" officeooo:rsid="00aa7a5f" officeooo:paragraph-rsid="00aa7a5f" style:font-style-asian="normal" style:font-weight-asian="normal" style:font-style-complex="normal" style:font-weight-complex="normal"/>
    </style:style>
    <style:style style:name="P166" style:family="paragraph" style:parent-style-name="Preformatted_20_Text">
      <style:paragraph-properties fo:margin-top="0in" fo:margin-bottom="0.1965in" loext:contextual-spacing="false"/>
      <style:text-properties fo:color="#a9b7c6" style:font-name="Source Code Pro" fo:font-size="10.5pt" fo:background-color="#000000"/>
    </style:style>
    <style:style style:name="P167" style:family="paragraph" style:parent-style-name="Preformatted_20_Text">
      <style:paragraph-properties fo:margin-top="0in" fo:margin-bottom="0.1965in" loext:contextual-spacing="false"/>
      <style:text-properties fo:color="#a9b7c6" fo:background-color="#000000"/>
    </style:style>
    <style:style style:name="P168" style:family="paragraph" style:parent-style-name="Preformatted_20_Text">
      <style:paragraph-properties fo:margin-top="0in" fo:margin-bottom="0.1965in" loext:contextual-spacing="false"/>
      <style:text-properties fo:color="#808080" style:font-name="Source Code Pro" fo:font-size="10.5pt" fo:background-color="#000000"/>
    </style:style>
    <style:style style:name="P169" style:family="paragraph" style:parent-style-name="Preformatted_20_Text">
      <style:paragraph-properties fo:margin-top="0in" fo:margin-bottom="0.1965in" loext:contextual-spacing="false"/>
      <style:text-properties fo:color="#a9b7c6" style:font-name="Source Code Pro" fo:font-size="10.5pt"/>
    </style:style>
    <style:style style:name="P170" style:family="paragraph" style:parent-style-name="Preformatted_20_Text">
      <style:text-properties fo:color="#a9b7c6"/>
    </style:style>
    <style:style style:name="P171" style:family="paragraph" style:parent-style-name="Preformatted_20_Text">
      <style:text-properties fo:color="#a9b7c6" style:font-name="Source Code Pro" fo:font-size="10.5pt"/>
    </style:style>
    <style:style style:name="T1" style:family="text">
      <style:text-properties officeooo:rsid="001b0eeb"/>
    </style:style>
    <style:style style:name="T2" style:family="text">
      <style:text-properties officeooo:rsid="001d5eaa"/>
    </style:style>
    <style:style style:name="T3" style:family="text">
      <style:text-properties officeooo:rsid="001f8dba"/>
    </style:style>
    <style:style style:name="T4" style:family="text">
      <style:text-properties style:text-underline-style="solid" style:text-underline-width="auto" style:text-underline-color="font-color"/>
    </style:style>
    <style:style style:name="T5" style:family="text">
      <style:text-properties officeooo:rsid="00259145"/>
    </style:style>
    <style:style style:name="T6" style:family="text">
      <style:text-properties officeooo:rsid="00278074"/>
    </style:style>
    <style:style style:name="T7" style:family="text">
      <style:text-properties officeooo:rsid="00305450"/>
    </style:style>
    <style:style style:name="T8" style:family="text">
      <style:text-properties fo:font-style="italic" style:font-style-asian="italic" style:font-style-complex="italic"/>
    </style:style>
    <style:style style:name="T9" style:family="text">
      <style:text-properties fo:color="#808080"/>
    </style:style>
    <style:style style:name="T10" style:family="text">
      <style:text-properties fo:color="#808080" fo:font-style="normal" style:font-style-asian="normal" style:font-style-complex="normal"/>
    </style:style>
    <style:style style:name="T11" style:family="text">
      <style:text-properties fo:color="#808080"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color="#808080" style:font-name="Source Code Pro" fo:font-size="10.5pt"/>
    </style:style>
    <style:style style:name="T13" style:family="text">
      <style:text-properties fo:color="#a8c023"/>
    </style:style>
    <style:style style:name="T14" style:family="text">
      <style:text-properties fo:color="#a8c023" fo:font-style="italic"/>
    </style:style>
    <style:style style:name="T15" style:family="text">
      <style:text-properties fo:color="#a8c023" fo:font-style="italic" style:font-style-asian="normal" style:font-style-complex="normal"/>
    </style:style>
    <style:style style:name="T16" style:family="text">
      <style:text-properties fo:color="#a8c023" fo:font-style="italic"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color="#a8c023" fo:font-style="italic" officeooo:rsid="00b0ab27"/>
    </style:style>
    <style:style style:name="T18" style:family="text">
      <style:text-properties fo:color="#a8c023" style:font-name="Source Code Pro" fo:font-size="10.5pt" fo:font-style="italic"/>
    </style:style>
    <style:style style:name="T19" style:family="text">
      <style:text-properties fo:color="#6a8759"/>
    </style:style>
    <style:style style:name="T20" style:family="text">
      <style:text-properties fo:color="#6a8759" officeooo:rsid="00382b26"/>
    </style:style>
    <style:style style:name="T21" style:family="text">
      <style:text-properties fo:color="#6a8759" style:font-name="Source Code Pro" fo:font-size="10.5pt"/>
    </style:style>
    <style:style style:name="T22" style:family="text">
      <style:text-properties officeooo:rsid="00382b26"/>
    </style:style>
    <style:style style:name="T23" style:family="text">
      <style:text-properties officeooo:rsid="003a0644"/>
    </style:style>
    <style:style style:name="T24" style:family="text">
      <style:text-properties fo:color="#e8bf6a"/>
    </style:style>
    <style:style style:name="T25" style:family="text">
      <style:text-properties fo:color="#e8bf6a" style:font-name="Source Code Pro" fo:font-size="10.5pt"/>
    </style:style>
    <style:style style:name="T26" style:family="text">
      <style:text-properties style:font-name="Source Code Pro" fo:font-size="10.5pt"/>
    </style:style>
    <style:style style:name="T27" style:family="text">
      <style:text-properties style:font-name="Source Code Pro" fo:font-size="10.5pt" fo:font-style="italic"/>
    </style:style>
    <style:style style:name="T28" style:family="text">
      <style:text-properties fo:color="#9876aa"/>
    </style:style>
    <style:style style:name="T29" style:family="text">
      <style:text-properties fo:color="#9876aa" style:font-name="Source Code Pro" fo:font-size="10.5pt"/>
    </style:style>
    <style:style style:name="T30" style:family="text">
      <style:text-properties fo:color="#9876aa" style:font-name="Source Code Pro" fo:font-size="10.5pt" fo:font-style="italic"/>
    </style:style>
    <style:style style:name="T31" style:family="text">
      <style:text-properties fo:color="#9876aa" fo:font-style="italic"/>
    </style:style>
    <style:style style:name="T32" style:family="text">
      <style:text-properties fo:color="#bababa" style:font-name="Source Code Pro" fo:font-size="10.5pt"/>
    </style:style>
    <style:style style:name="T33" style:family="text">
      <style:text-properties officeooo:rsid="00401062"/>
    </style:style>
    <style:style style:name="T34" style:family="text">
      <style:text-properties officeooo:rsid="0042d8fd"/>
    </style:style>
    <style:style style:name="T35" style:family="text">
      <style:text-properties fo:font-style="normal" style:font-style-asian="normal" style:font-style-complex="normal"/>
    </style:style>
    <style:style style:name="T36" style:family="text">
      <style:text-properties fo:font-style="normal" officeooo:rsid="0045785d" style:font-style-asian="normal" style:font-style-complex="normal"/>
    </style:style>
    <style:style style:name="T37" style:family="text">
      <style:text-properties fo:font-style="normal" officeooo:rsid="004de141" style:font-style-asian="normal" style:font-style-complex="normal"/>
    </style:style>
    <style:style style:name="T38" style:family="text">
      <style:text-properties fo:font-style="normal" officeooo:rsid="005067de" style:font-style-asian="normal" style:font-style-complex="normal"/>
    </style:style>
    <style:style style:name="T39" style:family="text">
      <style:text-properties fo:font-style="normal" officeooo:rsid="00553056" style:font-style-asian="normal" style:font-style-complex="normal"/>
    </style:style>
    <style:style style:name="T40" style:family="text">
      <style:text-properties fo:font-style="normal" officeooo:rsid="0055af0c" style:font-style-asian="normal" style:font-style-complex="normal"/>
    </style:style>
    <style:style style:name="T41" style:family="text">
      <style:text-properties fo:font-style="normal" officeooo:rsid="005be6c2" style:font-style-asian="normal" style:font-style-complex="normal"/>
    </style:style>
    <style:style style:name="T42" style:family="text">
      <style:text-properties fo:font-style="normal" officeooo:rsid="005f576f" style:font-style-asian="normal" style:font-style-complex="normal"/>
    </style:style>
    <style:style style:name="T43" style:family="text">
      <style:text-properties fo:font-style="normal" officeooo:rsid="0061e80d" style:font-style-asian="normal" style:font-style-complex="normal"/>
    </style:style>
    <style:style style:name="T44" style:family="text">
      <style:text-properties fo:font-style="normal" officeooo:rsid="00672832" style:font-style-asian="normal" style:font-style-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color="#cc7832"/>
    </style:style>
    <style:style style:name="T47" style:family="text">
      <style:text-properties fo:color="#cc7832" style:font-name="Source Code Pro" fo:font-size="10.5pt"/>
    </style:style>
    <style:style style:name="T48" style:family="text">
      <style:text-properties fo:color="#cc7832" fo:font-style="normal" style:font-style-asian="normal" style:font-style-complex="normal"/>
    </style:style>
    <style:style style:name="T49" style:family="text">
      <style:text-properties fo:color="#ffc66d"/>
    </style:style>
    <style:style style:name="T50" style:family="text">
      <style:text-properties fo:color="#ffc66d" style:font-name="Source Code Pro" fo:font-size="10.5pt"/>
    </style:style>
    <style:style style:name="T51" style:family="text">
      <style:text-properties officeooo:rsid="0046db60"/>
    </style:style>
    <style:style style:name="T52" style:family="text">
      <style:text-properties fo:color="#bbb529"/>
    </style:style>
    <style:style style:name="T53" style:family="text">
      <style:text-properties fo:color="#bbb529" style:font-name="Source Code Pro" fo:font-size="10.5pt"/>
    </style:style>
    <style:style style:name="T54" style:family="text">
      <style:text-properties fo:color="#629755"/>
    </style:style>
    <style:style style:name="T55" style:family="text">
      <style:text-properties fo:color="#629755" style:font-name="Source Code Pro" fo:font-size="10.5pt" fo:font-style="italic"/>
    </style:style>
    <style:style style:name="T56" style:family="text">
      <style:text-properties fo:color="#629755" style:font-name="Source Code Pro" fo:font-size="10.5pt" fo:font-style="italic" fo:font-weight="bold"/>
    </style:style>
    <style:style style:name="T57" style:family="text">
      <style:text-properties fo:color="#8a653b" style:font-name="Source Code Pro" fo:font-size="10.5pt" fo:font-style="italic"/>
    </style:style>
    <style:style style:name="T58" style:family="text">
      <style:text-properties fo:background-color="#40332b" loext:char-shading-value="0"/>
    </style:style>
    <style:style style:name="T59" style:family="text">
      <style:text-properties fo:color="#6897bb"/>
    </style:style>
    <style:style style:name="T60" style:family="text">
      <style:text-properties officeooo:rsid="0080e052"/>
    </style:style>
    <style:style style:name="T61" style:family="text">
      <style:text-properties officeooo:rsid="0085c234"/>
    </style:style>
    <style:style style:name="T62" style:family="text">
      <style:text-properties officeooo:rsid="0089dad1"/>
    </style:style>
    <style:style style:name="T63" style:family="text">
      <style:text-properties officeooo:rsid="008a6487"/>
    </style:style>
    <style:style style:name="T64" style:family="text">
      <style:text-properties officeooo:rsid="008c5756"/>
    </style:style>
    <style:style style:name="T65" style:family="text">
      <style:text-properties officeooo:rsid="008e4376"/>
    </style:style>
    <style:style style:name="T66" style:family="text">
      <style:text-properties officeooo:rsid="00914a0e"/>
    </style:style>
    <style:style style:name="T67" style:family="text">
      <style:text-properties officeooo:rsid="0094289d"/>
    </style:style>
    <style:style style:name="T68" style:family="text">
      <style:text-properties officeooo:rsid="0095e4ac"/>
    </style:style>
    <style:style style:name="T69" style:family="text">
      <style:text-properties officeooo:rsid="00962ae1"/>
    </style:style>
    <style:style style:name="T70" style:family="text">
      <style:text-properties officeooo:rsid="009b7493"/>
    </style:style>
    <style:style style:name="T71" style:family="text">
      <style:text-properties officeooo:rsid="009ccb7b"/>
    </style:style>
    <style:style style:name="T72" style:family="text">
      <style:text-properties officeooo:rsid="009e7272"/>
    </style:style>
    <style:style style:name="T73" style:family="text">
      <style:text-properties officeooo:rsid="00a1aaee"/>
    </style:style>
    <style:style style:name="T74" style:family="text">
      <style:text-properties officeooo:rsid="00afdfa3"/>
    </style:style>
    <style:style style:name="T75" style:family="text">
      <style:text-properties officeooo:rsid="00b2420a"/>
    </style:style>
    <style:style style:name="T76" style:family="text">
      <style:text-properties officeooo:rsid="00b4a4a4"/>
    </style:style>
    <style:style style:name="T77" style:family="text">
      <style:text-properties officeooo:rsid="00b67d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son 3: RecyclerView <text:span text:style-name="T1">intro</text:span></text:p>
      <text:p text:style-name="P1"/>
      <text:list xml:id="list4723812162337087340" text:style-name="L1">
        <text:list-item>
          <text:p text:style-name="P53">before: connect to an API, display database</text:p>
        </text:list-item>
        <text:list-item>
          <text:p text:style-name="P53">now: display and interact with scrolling lists of info using a recyclerView</text:p>
          <text:list>
            <text:list-item>
              <text:p text:style-name="P54">recyclerView is common</text:p>
            </text:list-item>
            <text:list-item>
              <text:p text:style-name="P54">by the end of this lesson sunshine will:</text:p>
              <text:list>
                <text:list-item>
                  <text:p text:style-name="P54">load weather data into individual views for each date</text:p>
                </text:list-item>
                <text:list-item>
                  <text:p text:style-name="P54">respond to clicks on a view with a toast message</text:p>
                </text:list-item>
              </text:list>
            </text:list-item>
          </text:list>
        </text:list-item>
      </text:list>
      <text:p text:style-name="P12"/>
      <text:p text:style-name="P2">why <text:span text:style-name="T2">R</text:span>ecyclerView?</text:p>
      <text:p text:style-name="P2"/>
      <text:list xml:id="list2808460848588826291" text:style-name="L2">
        <text:list-item>
          <text:p text:style-name="P55">Before: each daily forecast in a single scrolling textView</text:p>
        </text:list-item>
        <text:list-item>
          <text:p text:style-name="P55">Final version:</text:p>
          <text:list>
            <text:list-item>
              <text:p text:style-name="P56">main UI contains a list of mostly similar items.</text:p>
            </text:list-item>
            <text:list-item>
              <text:p text:style-name="P56">List items consist of a series of views for each image and text block </text:p>
              <text:list>
                <text:list-item>
                  <text:p text:style-name="P56">this allows different fonts</text:p>
                </text:list-item>
              </text:list>
            </text:list-item>
            <text:list-item>
              <text:p text:style-name="P57">loads as the user scrolls <text:span text:style-name="T3">instead of loading all at once</text:span></text:p>
            </text:list-item>
          </text:list>
        </text:list-item>
      </text:list>
      <text:p text:style-name="P13"/>
      <text:p text:style-name="P3">How RecyclerView Works</text:p>
      <text:p text:style-name="P3"/>
      <text:list xml:id="list1570827497168841333" text:style-name="L3">
        <text:list-item>
          <text:p text:style-name="P58">recyclerView allows large lists (like gmail) to work</text:p>
        </text:list-item>
        <text:list-item>
          <text:p text:style-name="P58">some list items outside the view (in the scroll zone) are kept in a queue (recycling bin) for reuse</text:p>
        </text:list-item>
        <text:list-item>
          <text:p text:style-name="P58">other conditions recycler views must deal with:</text:p>
          <text:list>
            <text:list-item>
              <text:p text:style-name="P58">fast flings,</text:p>
            </text:list-item>
            <text:list-item>
              <text:p text:style-name="P58">animations</text:p>
            </text:list-item>
            <text:list-item>
              <text:p text:style-name="P58">…</text:p>
            </text:list-item>
          </text:list>
        </text:list-item>
      </text:list>
      <text:p text:style-name="P14"/>
      <text:p text:style-name="P4">Using RecyclerView</text:p>
      <text:p text:style-name="P4"/>
      <text:list xml:id="list7014003801008030577" text:style-name="L4">
        <text:list-item>
          <text:p text:style-name="P59">it’s modular</text:p>
        </text:list-item>
        <text:list-item>
          <text:p text:style-name="P59">it has an <text:span text:style-name="T4">adapter</text:span> to provide new views when needed</text:p>
          <text:list>
            <text:list-item>
              <text:p text:style-name="P59">the adapter binds data from a <text:span text:style-name="T4">Data Source</text:span> to views</text:p>
            </text:list-item>
            <text:list-item>
              <text:p text:style-name="P59">the adapter sends the views to a recycler view in an object called a ViewHolder</text:p>
            </text:list-item>
          </text:list>
        </text:list-item>
        <text:list-item>
          <text:p text:style-name="P59">The <text:span text:style-name="T4">ViewHolder</text:span> contains a reference to the root view object for the item</text:p>
          <text:list>
            <text:list-item>
              <text:p text:style-name="P59">You’re expected to use it to cache the view objects represented in the layout to make it less costly to update the view with new data</text:p>
              <text:list>
                <text:list-item>
                  <text:p text:style-name="P59">This way findViewById gets called only for each dataView whenever that view is created, and not each time you want to populate the views with data</text:p>
                </text:list-item>
              </text:list>
            </text:list-item>
          </text:list>
        </text:list-item>
        <text:list-item>
          <text:p text:style-name="P59">The Layout Manager then tells the recycler how to layout all those views </text:p>
          <text:list>
            <text:list-item>
              <text:p text:style-name="P59">could be a vertically scrolling list, horizontally scrolling list, a grid…</text:p>
            </text:list-item>
          </text:list>
        </text:list-item>
        <text:list-item>
          <text:p text:style-name="P59">Because it’s based on a data source, it’s easy for apps to filter items</text:p>
        </text:list-item>
        <text:list-item>
          <text:p text:style-name="P59">RecyclerView was made to replace ListView</text:p>
        </text:list-item>
      </text:list>
      <text:p text:style-name="P15"/>
      <text:p text:style-name="P15"/>
      <text:p text:style-name="P15"/>
      <text:p text:style-name="P15"/>
      <text:p text:style-name="P5"><text:soft-page-break/>Why Vie<text:span text:style-name="T5">w</text:span>Holders?</text:p>
      <text:p text:style-name="P5"/>
      <text:list xml:id="list2156654443477083742" text:style-name="L5">
        <text:list-item>
          <text:p text:style-name="P60">ViewHolders cache view objects to be populated with data or images</text:p>
        </text:list-item>
        <text:list-item>
          <text:p text:style-name="P61">when the recycler view is first being populated, call findViewById for each view that will be showing data from the adapter this search can be expensive especially if you have a hierarchy of views in your list item <text:span text:style-name="T6">so it’s best to do it once, and cache the views in a view holder so you can access them later without having to look them up repeatedly.</text:span></text:p>
        </text:list-item>
      </text:list>
      <text:p text:style-name="P11"/>
      <text:p text:style-name="P6">Quiz: findViewById() Calls</text:p>
      <text:p text:style-name="P6"/>
      <text:list xml:id="list1860950119470314931" text:style-name="L6">
        <text:list-item>
          <text:p text:style-name="P62">items contain views. Without a recycler view, items that have the same views would have to make separate callse to findViewWithId()</text:p>
        </text:list-item>
      </text:list>
      <text:p text:style-name="P16"/>
      <text:p text:style-name="P7">Visualizing ViewHolders</text:p>
      <text:p text:style-name="P7"/>
      <text:list xml:id="list7111155733912095186" text:style-name="L7">
        <text:list-item>
          <text:p text:style-name="P63">this lesson’s toy app shows how items in the recyclerView get recycled</text:p>
        </text:list-item>
        <text:list-item>
          <text:p text:style-name="P64">they set a different background shade of green to each item as it’s created <text:span text:style-name="T7">along with saving an integer of viewholder instance so you can see when each item was created</text:span></text:p>
        </text:list-item>
        <text:list-item>
          <text:p text:style-name="P65">they use a view to show the index of the underlying data source</text:p>
        </text:list-item>
      </text:list>
      <text:p text:style-name="P17"/>
      <text:p text:style-name="P8">Creating RecyclerView Layout</text:p>
      <text:p text:style-name="P8"/>
      <text:list xml:id="list5399108529160458578" text:style-name="L8">
        <text:list-item>
          <text:p text:style-name="P66">this lesson: fill out a different part of the recyclerView with each exercise</text:p>
        </text:list-item>
        <text:list-item>
          <text:p text:style-name="P66">after this lesson: the app will work</text:p>
        </text:list-item>
        <text:list-item>
          <text:p text:style-name="P66">ColorUtils</text:p>
          <text:list>
            <text:list-item>
              <text:p text:style-name="P66">they want you to explore this but didn’t put it in the exercises</text:p>
            </text:list-item>
          </text:list>
        </text:list-item>
        <text:list-item>
          <text:p text:style-name="P66">adding a new dependency by adding</text:p>
        </text:list-item>
        <text:list-item>
          <text:p text:style-name="P148"><text:span text:style-name="T9">// </text:span><text:span text:style-name="T14">TODO (1) Add RecyclerView dependency</text:span></text:p>
        </text:list-item>
      </text:list>
      <text:p text:style-name="P50">compile <text:span text:style-name="T19">"</text:span><text:bookmark-start text:name="__DdeLink__1823_292866117"/><text:span text:style-name="T19">com.android.support:recycler</text:span><text:span text:style-name="T20">v</text:span><text:span text:style-name="T19">iew-v7:24.1.1</text:span><text:bookmark-end text:name="__DdeLink__1823_292866117"/><text:span text:style-name="T19">"</text:span></text:p>
      <text:list xml:id="list84631644591058" text:continue-numbering="true" text:style-name="L8">
        <text:list-item>
          <text:p text:style-name="P67">about the compile dependency:</text:p>
          <text:list>
            <text:list-item>
              <text:p text:style-name="P67">com.android.support – recycler view’s library</text:p>
            </text:list-item>
            <text:list-item>
              <text:p text:style-name="P68">:<text:span text:style-name="T22">recyckerView – seems obvious enough</text:span></text:p>
              <text:list>
                <text:list-item>
                  <text:p text:style-name="P69">-v7 the library type that allows us to target gingerbread devices </text:p>
                </text:list-item>
                <text:list-item>
                  <text:p text:style-name="P68">:<text:span text:style-name="T23">24.1.1 the version of the library</text:span></text:p>
                </text:list-item>
              </text:list>
            </text:list-item>
          </text:list>
        </text:list-item>
        <text:list-item>
          <text:p text:style-name="P70">need to sync the project with new gradle settings:</text:p>
          <text:list>
            <text:list-item>
              <text:p text:style-name="P71">replace text view with Recycler view</text:p>
              <text:list>
                <text:list-item>
                  <text:p text:style-name="P159">android.support.v7.widget.RecyclerView</text:p>
                  <text:list>
                    <text:list-item>
                      <text:p text:style-name="P72">this is the full tag for the RecyclerView</text:p>
                    </text:list-item>
                    <text:list-item>
                      <text:p text:style-name="P73">Recycler views dont need to be inside frame layouts?</text:p>
                    </text:list-item>
                  </text:list>
                </text:list-item>
              </text:list>
            </text:list-item>
          </text:list>
        </text:list-item>
      </text:list>
      <text:p text:style-name="P38"><text:span text:style-name="T9">&lt;!--</text:span><text:span text:style-name="T14">TODO (2) Replace the TextView with a RecyclerView with an id of "@+id/rv_numbers"</text:span><text:span text:style-name="T9">--&gt;</text:span></text:p>
      <text:p text:style-name="P37"><text:span text:style-name="T9">&lt;!--</text:span><text:span text:style-name="T14">TODO (3) Make the width and height of the RecyclerView match_parent</text:span><text:span text:style-name="T9">--&gt;</text:span></text:p>
      <text:p text:style-name="P42">&lt;android.support.v7.widget.RecyclerView</text:p>
      <text:p text:style-name="P36"><text:span text:style-name="T24"><text:s text:c="4"/></text:span><text:span text:style-name="T29">android</text:span><text:span text:style-name="T32">:id = </text:span><text:span text:style-name="T21">"@+id/rv_numbers"</text:span></text:p>
      <text:p text:style-name="P36"><text:span text:style-name="T19"><text:s text:c="4"/></text:span><text:span text:style-name="T29">android</text:span><text:span text:style-name="T32">:layout_width=</text:span><text:span text:style-name="T21">"match_parent"</text:span></text:p>
      <text:p text:style-name="P36"><text:span text:style-name="T19"><text:s text:c="4"/></text:span><text:span text:style-name="T29">android</text:span><text:span text:style-name="T32">:layout_height=</text:span><text:span text:style-name="T21">"match_parent"</text:span><text:span text:style-name="T25">&gt;</text:span></text:p>
      <text:p text:style-name="P51">&lt;/android.support.v7.widget.RecyclerView&gt;</text:p>
      <text:p text:style-name="P9"><text:soft-page-break/>Adding A Recyclerview-- <text:span text:style-name="T33">comments (10)</text:span></text:p>
      <text:p text:style-name="P9"/>
      <text:list xml:id="list8396024480009129914" text:style-name="L9">
        <text:list-item>
          <text:p text:style-name="P74">previous steps:</text:p>
          <text:list>
            <text:list-item>
              <text:p text:style-name="P74">adding a dependency</text:p>
            </text:list-item>
            <text:list-item>
              <text:p text:style-name="P74">adding a RecyclerView to the layout</text:p>
            </text:list-item>
          </text:list>
        </text:list-item>
        <text:list-item>
          <text:p text:style-name="P75">Next step:</text:p>
          <text:list>
            <text:list-item>
              <text:p text:style-name="P76">craft the items displayed in the RecyclerView</text:p>
              <text:list>
                <text:list-item>
                  <text:p text:style-name="P76">do this using the viewHolder class </text:p>
                </text:list-item>
              </text:list>
            </text:list-item>
          </text:list>
        </text:list-item>
        <text:list-item>
          <text:p text:style-name="P76">RecyclerViews can scroll vertically or horizontally. </text:p>
          <text:list>
            <text:list-item>
              <text:p text:style-name="P76">Hence, they refer to the items as items, not as columns/ rows</text:p>
            </text:list-item>
          </text:list>
        </text:list-item>
        <text:list-item>
          <text:p text:style-name="P149"><text:span text:style-name="T9">&lt;!-- </text:span><text:span text:style-name="T14">TODO (1) Create a layout resource in res/layout/ called number_list_item.xml</text:span></text:p>
        </text:list-item>
      </text:list>
      <text:p text:style-name="P43">// Do steps 2 - 11 within number_list_item.xml</text:p>
      <text:p text:style-name="P50"><text:span text:style-name="T9">// </text:span><text:span text:style-name="T14">TODO (2) Make the root layout a FrameLayout</text:span></text:p>
      <text:list xml:id="list84631000141142" text:continue-numbering="true" text:style-name="L9">
        <text:list-item>
          <text:p text:style-name="P149"><text:span text:style-name="T9">// </text:span><text:span text:style-name="T14">TODO (3) Make the width match_parent and the height wrap_content</text:span></text:p>
        </text:list-item>
      </text:list>
      <text:p text:style-name="P37"><text:span text:style-name="T9">// </text:span><text:span text:style-name="T14">TODO (4) Set the padding to 16dp</text:span></text:p>
      <text:p text:style-name="P37"><text:span text:style-name="T9">// </text:span><text:span text:style-name="T14">TODO (5) Add a TextView as the only child of the FrameLayout</text:span></text:p>
      <text:p text:style-name="P37"><text:span text:style-name="T9">// </text:span><text:span text:style-name="T14">TODO (6) Give the TextView an ID "@+id/tv_item_number"</text:span></text:p>
      <text:p text:style-name="P37"><text:span text:style-name="T9">// </text:span><text:span text:style-name="T14">TODO (7) Set the height and width to wrap_content</text:span></text:p>
      <text:p text:style-name="P37"><text:span text:style-name="T9">// </text:span><text:span text:style-name="T14">TODO (8) Align the TextView to the start of the parent</text:span></text:p>
      <text:p text:style-name="P37"><text:span text:style-name="T9">// </text:span><text:span text:style-name="T14">TODO (9) Center the TextView vertically in the layout</text:span></text:p>
      <text:p text:style-name="P37"><text:span text:style-name="T9">// </text:span><text:span text:style-name="T14">TODO (10) Set the font family to monospace</text:span></text:p>
      <text:p text:style-name="P50"><text:span text:style-name="T9">// </text:span><text:span text:style-name="T14">TODO (11) Set the text size to 42sp</text:span><text:span text:style-name="T9">--&gt;</text:span></text:p>
      <text:list xml:id="list84630491318407" text:continue-numbering="true" text:style-name="L9">
        <text:list-item>
          <text:p text:style-name="P160">&lt;TextView</text:p>
        </text:list-item>
      </text:list>
      <text:p text:style-name="P36"><text:span text:style-name="T24"><text:s text:c="4"/></text:span><text:span text:style-name="T29">android</text:span><text:span text:style-name="T32">:id=</text:span><text:span text:style-name="T21">"@+id/tv_item_number"</text:span></text:p>
      <text:p text:style-name="P36"><text:span text:style-name="T19"><text:s text:c="4"/></text:span><text:span text:style-name="T32">style=</text:span><text:span text:style-name="T21">"@style/TextAppearance.AppCompat.Title"</text:span></text:p>
      <text:p text:style-name="P36"><text:span text:style-name="T19"><text:s text:c="4"/></text:span><text:span text:style-name="T29">android</text:span><text:span text:style-name="T32">:layout_height=</text:span><text:span text:style-name="T21">"wrap_content"</text:span></text:p>
      <text:p text:style-name="P36"><text:span text:style-name="T19"><text:s text:c="4"/></text:span><text:span text:style-name="T29">android</text:span><text:span text:style-name="T32">:layout_width=</text:span><text:span text:style-name="T21">"wrap_content"</text:span></text:p>
      <text:p text:style-name="P36"><text:span text:style-name="T19"><text:s text:c="4"/></text:span><text:span text:style-name="T29">android</text:span><text:span text:style-name="T32">:textAlignment=</text:span><text:span text:style-name="T21">"viewStart"</text:span></text:p>
      <text:p text:style-name="P36"><text:span text:style-name="T19"><text:s text:c="4"/></text:span><text:span text:style-name="T29">android</text:span><text:span text:style-name="T32">:fontFamily=</text:span><text:span text:style-name="T21">"monospace"</text:span></text:p>
      <text:p text:style-name="P49"><text:span text:style-name="T19"><text:s text:c="4"/></text:span><text:span text:style-name="T29">android</text:span><text:span text:style-name="T32">:textSize=</text:span><text:span text:style-name="T21">"42sp"</text:span><text:span text:style-name="T25">&gt;&lt;/TextView&gt;</text:span></text:p>
      <text:list xml:id="list84630618902594" text:continue-numbering="true" text:style-name="L9">
        <text:list-item>
          <text:p text:style-name="P77">sp and dp are scaled to be the same size on the screen if measured with a ruler (not by pixels)</text:p>
          <text:list>
            <text:list-item>
              <text:p text:style-name="P77">the first android phones were 160dpi, where 1dp == 1pixel</text:p>
            </text:list-item>
            <text:list-item>
              <text:p text:style-name="P77">pixels = dp * (dpi/160)</text:p>
            </text:list-item>
            <text:list-item>
              <text:p text:style-name="P77">sp works like dp, but can be scaled in user preferences <text:span text:style-name="T34">(think accessibility)</text:span></text:p>
            </text:list-item>
            <text:list-item>
              <text:p text:style-name="P78">sp and dp work for fonts <text:span text:style-name="T8">and</text:span><text:span text:style-name="T35"> widgets</text:span></text:p>
            </text:list-item>
          </text:list>
        </text:list-item>
      </text:list>
      <text:p text:style-name="P39"><text:span text:style-name="T10">// </text:span><text:span text:style-name="T15">TODO (12) Create a class called NumberViewHolder that extends RecyclerView.ViewHolder</text:span></text:p>
      <text:p text:style-name="P37"><text:span text:style-name="T46">class </text:span>NumberViewHolder <text:span text:style-name="T46">extends </text:span>RecyclerView.<text:span text:style-name="T51">ViewHolder</text:span>{</text:p>
      <text:p text:style-name="P36"><text:s text:c="4"/><text:span text:style-name="T26">TextView </text:span><text:span text:style-name="T29">listItemNumberView</text:span><text:span text:style-name="T47">;</text:span></text:p>
      <text:p text:style-name="P37"><text:span text:style-name="T9">// </text:span><text:span text:style-name="T14">TODO (13) Within NumberViewHolder, create a TextView variable called listItemNumberView</text:span></text:p>
      <text:p text:style-name="P36"><text:span text:style-name="T13"><text:s text:c="4"/></text:span><text:span text:style-name="T47">public </text:span><text:span text:style-name="T50">NumberViewHolder</text:span><text:span text:style-name="T26">(View itemView){</text:span></text:p>
      <text:p text:style-name="P36"><text:s text:c="8"/><text:span text:style-name="T12">// </text:span><text:span text:style-name="T18">TODO (14) Create a constructor for NumberViewHolder that accepts a View called itemView as a parameter</text:span></text:p>
      <text:p text:style-name="P36"><text:span text:style-name="T13"><text:s text:c="8"/></text:span><text:span text:style-name="T12">// </text:span><text:span text:style-name="T18">TODO (15) Within the constructor, call super(itemView) and then find listItemNumberView by ID</text:span></text:p>
      <text:p text:style-name="P36"><text:span text:style-name="T13"><text:s text:c="8"/></text:span><text:span text:style-name="T47">super</text:span><text:span text:style-name="T26">(itemView)</text:span><text:span text:style-name="T47">;</text:span></text:p>
      <text:p text:style-name="P37"><text:span text:style-name="T46"><text:tab/> <text:s text:c="2"/></text:span><text:span text:style-name="T28">listItemNumberView </text:span><text:span text:style-name="T46">= (TextView) itemView.findViewById(R.id.</text:span><text:span text:style-name="T31">tv_item_number</text:span><text:span text:style-name="T46">);</text:span></text:p>
      <text:p text:style-name="P48"/>
      <text:p text:style-name="P36"><text:soft-page-break/><text:span text:style-name="T46"><text:s text:c="4"/></text:span><text:span text:style-name="T26">}</text:span></text:p>
      <text:p text:style-name="P36"><text:s text:c="4"/><text:span text:style-name="T12">// </text:span><text:span text:style-name="T18">TODO (16) Within the NumberViewHolder class, create a void method called bind that accepts an int parameter called listIndex</text:span></text:p>
      <text:p text:style-name="P36"><text:span text:style-name="T13"><text:s text:c="4"/></text:span><text:span text:style-name="T47">void </text:span><text:span text:style-name="T50">bind</text:span><text:span text:style-name="T26">(</text:span><text:span text:style-name="T47">int </text:span><text:span text:style-name="T26">listIndex){</text:span></text:p>
      <text:p text:style-name="P36"><text:s text:c="8"/><text:span text:style-name="T12">// </text:span><text:span text:style-name="T18">TODO (17) Within bind, set the text of listItemNumberView to the listIndex</text:span></text:p>
      <text:p text:style-name="P36"><text:span text:style-name="T13"><text:s text:c="8"/></text:span><text:span text:style-name="T12">// </text:span><text:span text:style-name="T18">TODO (18) Be careful to get the String representation of listIndex, as using setText with an int does something different</text:span></text:p>
      <text:p text:style-name="P37"><text:span text:style-name="T46"><text:tab/> <text:s text:c="2"/></text:span><text:span text:style-name="T28">listItemNumberView</text:span><text:span text:style-name="T46">.setText(</text:span><text:span text:style-name="T19">""</text:span><text:span text:style-name="T46">+listIndex);</text:span></text:p>
      <text:p text:style-name="P52"><text:s text:c="2"/><text:tab/> <text:s text:c="2"/>//alternatively String.valueOf(listIndex)</text:p>
      <text:p text:style-name="P48"/>
      <text:p text:style-name="P36"><text:span text:style-name="T46"><text:s text:c="4"/></text:span><text:span text:style-name="T26">}</text:span></text:p>
      <text:p text:style-name="P50">}</text:p>
      <text:list xml:id="list259392618853469025" text:style-name="L10">
        <text:list-item>
          <text:p text:style-name="P91">this class:</text:p>
          <text:list>
            <text:list-item>
              <text:p text:style-name="P79"><text:span text:style-name="T35">holds references to the RecyclerView in the xml </text:span><text:span text:style-name="T36">layout item</text:span></text:p>
            </text:list-item>
            <text:list-item>
              <text:p text:style-name="P92">oddly this is the signiture that the NumberViewHolder class is inside:</text:p>
              <text:p text:style-name="P150"><text:span text:style-name="T48">public class </text:span><text:span text:style-name="T35">GreenAdapter </text:span><text:span text:style-name="T48">extends </text:span><text:span text:style-name="T35">RecyclerView.Adapter&lt;GreenAdapter.NumberViewHolder&gt; {</text:span></text:p>
            </text:list-item>
            <text:list-item>
              <text:p text:style-name="P93">References to listItemNumberView and itemView are cached by the ViewHolder.</text:p>
              <text:list>
                <text:list-item>
                  <text:p text:style-name="P93">These variables will then be modified by the adapter</text:p>
                </text:list-item>
                <text:list-item>
                  <text:p text:style-name="P93">this avoids unnecessary calls to findViewById</text:p>
                </text:list-item>
              </text:list>
            </text:list-item>
          </text:list>
        </text:list-item>
        <text:list-item>
          <text:p text:style-name="P80"><text:span text:style-name="T35">If you pass in an actual int to listItemNumberView.setText, it will assume you’re passing in an integer reference to a string resource </text:span><text:span text:style-name="T37">from strings.xml</text:span></text:p>
          <text:list>
            <text:list-item>
              <text:p text:style-name="P81"><text:span text:style-name="T37">i</text:span><text:span text:style-name="T35">n the best case a bad ref will display incorrect text, worst case, it will crash out app</text:span></text:p>
            </text:list-item>
          </text:list>
        </text:list-item>
        <text:list-item>
          <text:p text:style-name="P82"><text:span text:style-name="T35">recycler</text:span><text:span text:style-name="T38">V</text:span><text:span text:style-name="T35">iew crashed </text:span><text:span text:style-name="T38">and I’m not sure why</text:span></text:p>
        </text:list-item>
      </text:list>
      <text:p text:style-name="P18"/>
      <text:p text:style-name="P10"><text:span text:style-name="T38">R</text:span><text:span text:style-name="T35">ecyclerView And Adapters (12)</text:span></text:p>
      <text:p text:style-name="P26"/>
      <text:list xml:id="list1644421405049514298" text:style-name="L11">
        <text:list-item>
          <text:p text:style-name="P94">Last class: create an item layout and viewHolder code for the Recycler view</text:p>
        </text:list-item>
        <text:list-item>
          <text:p text:style-name="P94">This class: </text:p>
          <text:list>
            <text:list-item>
              <text:p text:style-name="P95">connect the RecyclerView to a data source using an Adapter</text:p>
            </text:list-item>
          </text:list>
        </text:list-item>
        <text:list-item>
          <text:p text:style-name="P96">the Adapter:</text:p>
          <text:list>
            <text:list-item>
              <text:p text:style-name="P96">is called by the RecyclerView to create new items in the form of view items like the one we just created</text:p>
            </text:list-item>
            <text:list-item>
              <text:p text:style-name="P83"><text:span text:style-name="T39"><text:s/></text:span><text:span text:style-name="T40">it also populates or binds these items with data</text:span></text:p>
            </text:list-item>
            <text:list-item>
              <text:p text:style-name="P84"><text:span text:style-name="T40">r</text:span><text:span text:style-name="T35">eturns info about the data</text:span></text:p>
              <text:list>
                <text:list-item>
                  <text:p text:style-name="P97">ex: number of items in a data source</text:p>
                </text:list-item>
              </text:list>
            </text:list-item>
          </text:list>
        </text:list-item>
        <text:list-item>
          <text:p text:style-name="P98">data sources can be:</text:p>
          <text:list>
            <text:list-item>
              <text:p text:style-name="P98">array lists</text:p>
            </text:list-item>
            <text:list-item>
              <text:p text:style-name="P98">json results of a network request</text:p>
            </text:list-item>
            <text:list-item>
              <text:p text:style-name="P98">any other data form</text:p>
            </text:list-item>
          </text:list>
        </text:list-item>
        <text:list-item>
          <text:p text:style-name="P98">Adapter requires us to override 3 functions:<text:tab/></text:p>
          <text:list>
            <text:list-item>
              <text:p text:style-name="P99">onCreateViewHolder</text:p>
              <text:list>
                <text:list-item>
                  <text:p text:style-name="P85"><text:span text:style-name="T35">called when recycler</text:span><text:span text:style-name="T43">V</text:span><text:span text:style-name="T35">iew instantiates a new view holder instance</text:span></text:p>
                </text:list-item>
              </text:list>
            </text:list-item>
            <text:list-item>
              <text:p text:style-name="P100">onBindViewHolder</text:p>
              <text:list>
                <text:list-item>
                  <text:p text:style-name="P100">called when RecyclerView wants to populate the view with data from our model so the user can see it. Effectively binding it to the data source</text:p>
                </text:list-item>
              </text:list>
            </text:list-item>
            <text:list-item>
              <text:p text:style-name="P100"><text:soft-page-break/>getItemCount</text:p>
              <text:list>
                <text:list-item>
                  <text:p text:style-name="P101">returns the number of items in our data source</text:p>
                </text:list-item>
              </text:list>
            </text:list-item>
          </text:list>
        </text:list-item>
        <text:list-item>
          <text:p text:style-name="P102">calling the above functions:</text:p>
          <text:list>
            <text:list-item>
              <text:p text:style-name="P103">when recycler view is first being laid out and drawn it:</text:p>
              <text:list>
                <text:list-item>
                  <text:p text:style-name="P103">asks the adapter for the number of items it will display.</text:p>
                  <text:list>
                    <text:list-item>
                      <text:p text:style-name="P103">It may repeat this multiple times throughout the layout process (hence it’s fast)</text:p>
                    </text:list-item>
                  </text:list>
                </text:list-item>
              </text:list>
            </text:list-item>
            <text:list-item>
              <text:p text:style-name="P86"><text:span text:style-name="T41">t</text:span><text:span text:style-name="T35">he recycler view will ask the adapter to create the viewholder objects and inflate item views from the xml using onCreateViewHolder</text:span></text:p>
              <text:list>
                <text:list-item>
                  <text:p text:style-name="P86"><text:span text:style-name="T35">onCreateViewHolder either fills the screen or creates all the items </text:span><text:span text:style-name="T42">(which ever is fewer items)</text:span></text:p>
                </text:list-item>
              </text:list>
            </text:list-item>
            <text:list-item>
              <text:p text:style-name="P87"><text:span text:style-name="T42">o</text:span><text:span text:style-name="T35">nCreateViewHolder creates views by</text:span></text:p>
              <text:list>
                <text:list-item>
                  <text:p text:style-name="P104">inflating item views from XML</text:p>
                </text:list-item>
                <text:list-item>
                  <text:p text:style-name="P104">creating them in code</text:p>
                </text:list-item>
              </text:list>
            </text:list-item>
            <text:list-item>
              <text:p text:style-name="P105">onCreateViewHolder returns a new view holder object associated with the new view</text:p>
            </text:list-item>
            <text:list-item>
              <text:p text:style-name="P88"><text:span text:style-name="T35"><text:s/>after each view holder is created, the RecyclerView calls onBindViewHolder to populate each item </text:span><text:span text:style-name="T43">in the RecyclerView</text:span><text:span text:style-name="T35"> with data</text:span></text:p>
            </text:list-item>
            <text:list-item>
              <text:p text:style-name="P106">when you scroll, the RecyclerView reuses those views binding new data to them</text:p>
            </text:list-item>
          </text:list>
        </text:list-item>
        <text:list-item>
          <text:p text:style-name="P89"><text:span text:style-name="T35">Great job! </text:span><text:span text:style-name="T45">The adapter does create ViewHolder objects and inflates item views in its onCreateViewHolder function</text:span><text:span text:style-name="T35">, it also returns the number of items in the data source, and binds data from the data source to each item (even if we pass the responsibility to the ViewHolder). It doesn't cache views associated with each item (that's the job of the ViewHolder class) nor does it recycle them; that’s what our RecyclerView does</text:span></text:p>
        </text:list-item>
      </text:list>
      <text:p text:style-name="P19"/>
      <text:p text:style-name="P27">Createing an adapter (14, 15) comments</text:p>
      <text:p text:style-name="P28"/>
      <text:p text:style-name="P40"><text:span text:style-name="T10">// </text:span><text:span text:style-name="T15">TODO (1) Add a private int variable called mNumberItems</text:span></text:p>
      <text:p text:style-name="P50"><text:span text:style-name="T46">private int </text:span><text:span text:style-name="T28">mNumberItems</text:span><text:span text:style-name="T46">;</text:span></text:p>
      <text:p text:style-name="P40"><text:span text:style-name="T10">// </text:span><text:span text:style-name="T15">TODO (2) Create a constructor for GreenAdapter that accepts an int as a parameter for numberOfItems</text:span></text:p>
      <text:p text:style-name="P37"><text:span text:style-name="T46">public </text:span><text:span text:style-name="T49">GreenAdapter</text:span>(<text:span text:style-name="T46">int </text:span>numberOfItems){</text:p>
      <text:p text:style-name="P36"><text:s text:c="4"/></text:p>
      <text:p text:style-name="P50">}</text:p>
      <text:p text:style-name="P41"><text:span text:style-name="T11">// </text:span><text:span text:style-name="T16">TODO (4) From GreenAdapter, extend RecyclerView.Adapter&lt;NumberViewHolder&gt;</text:span></text:p>
      <text:p text:style-name="P37"><text:span text:style-name="T46">public class </text:span>GreenAdapter <text:span text:style-name="T46">extends </text:span>RecyclerView.Adapter&lt;GreenAdapter.NumberViewHolder&gt; {</text:p>
      <text:p text:style-name="P36"><text:s text:c="4"/><text:span text:style-name="T47">private int </text:span><text:span text:style-name="T29">mNumberItems</text:span><text:span text:style-name="T47">;</text:span></text:p>
      <text:p text:style-name="P36"><text:span text:style-name="T46"><text:s text:c="4"/></text:span><text:span text:style-name="T47">public </text:span><text:span text:style-name="T50">GreenAdapter</text:span><text:span text:style-name="T26">(</text:span><text:span text:style-name="T47">int </text:span><text:span text:style-name="T26">numberOfItems) {</text:span></text:p>
      <text:p text:style-name="P36"><text:s text:c="8"/><text:span text:style-name="T12">// </text:span><text:span text:style-name="T18">TODO (3) Store the numberOfItems parameter in mNumberItems</text:span></text:p>
      <text:p text:style-name="P36"><text:span text:style-name="T13"><text:s text:c="8"/></text:span><text:span text:style-name="T29">mNumberItems </text:span><text:span text:style-name="T26">= numberOfItems</text:span><text:span text:style-name="T47">;</text:span></text:p>
      <text:p text:style-name="P36"><text:span text:style-name="T46"><text:s text:c="4"/></text:span><text:span text:style-name="T26">}</text:span></text:p>
      <text:p text:style-name="P36"><text:s text:c="4"/><text:span text:style-name="T53">@Override</text:span></text:p>
      <text:p text:style-name="P36"><text:span text:style-name="T52"><text:s text:c="4"/></text:span><text:span text:style-name="T47">public </text:span><text:span text:style-name="T26">NumberViewHolder </text:span><text:span text:style-name="T50">onCreateViewHolder</text:span><text:span text:style-name="T26">(ViewGroup parent</text:span><text:span text:style-name="T47">, int </text:span><text:span text:style-name="T26">viewType) {</text:span></text:p>
      <text:p text:style-name="P36"><text:s text:c="8"/><text:span text:style-name="T26">Context context = parent.getContext()</text:span><text:span text:style-name="T47">;</text:span></text:p>
      <text:p text:style-name="P36"><text:span text:style-name="T46"><text:s text:c="8"/></text:span><text:span text:style-name="T47">int </text:span><text:span text:style-name="T26">layoutIdForListItem = R.layout.</text:span><text:span text:style-name="T30">number_list_item</text:span><text:span text:style-name="T47">;</text:span></text:p>
      <text:p text:style-name="P36"><text:span text:style-name="T46"><text:s text:c="8"/></text:span><text:span text:style-name="T26">LayoutInflater inflater = LayoutInflater.</text:span><text:span text:style-name="T27">from</text:span><text:span text:style-name="T26">(context)</text:span><text:span text:style-name="T47">;</text:span></text:p>
      <text:p text:style-name="P36"><text:span text:style-name="T46"><text:s text:c="8"/></text:span><text:span text:style-name="T47">boolean </text:span><text:span text:style-name="T26">shouldAttachToParentImmediately = </text:span><text:span text:style-name="T47">false;</text:span></text:p>
      <text:p text:style-name="P36"><text:span text:style-name="T46"><text:s text:c="8"/></text:span><text:span text:style-name="T12">// </text:span><text:span text:style-name="T18">TODO (5) Override the onCreateViewHolder method</text:span></text:p>
      <text:p text:style-name="P36"><text:span text:style-name="T13"><text:s text:c="8"/></text:span><text:span text:style-name="T12">// </text:span><text:span text:style-name="T18">TODO (6) Create and return a new NumberViewHolder within this method</text:span></text:p>
      <text:p text:style-name="P36"><text:soft-page-break/><text:span text:style-name="T13"><text:s text:c="8"/></text:span><text:span text:style-name="T26">View view=inflater.inflate(layoutIdForListItem</text:span><text:span text:style-name="T47">,</text:span><text:span text:style-name="T26">parent</text:span><text:span text:style-name="T47">,</text:span><text:span text:style-name="T26">shouldAttachToParentImmediately)</text:span><text:span text:style-name="T47">;</text:span></text:p>
      <text:p text:style-name="P36"><text:span text:style-name="T46"><text:s text:c="8"/></text:span><text:span text:style-name="T47">return new </text:span><text:span text:style-name="T26">NumberViewHolder(view)</text:span><text:span text:style-name="T47">;</text:span></text:p>
      <text:p text:style-name="P36"><text:span text:style-name="T46"><text:s text:c="4"/></text:span><text:span text:style-name="T26">}</text:span></text:p>
      <text:p text:style-name="P36"><text:s text:c="4"/><text:span text:style-name="T53">@Override</text:span></text:p>
      <text:p text:style-name="P36"><text:span text:style-name="T52"><text:s text:c="4"/></text:span><text:span text:style-name="T47">public void </text:span><text:span text:style-name="T50">onBindViewHolder</text:span><text:span text:style-name="T26">(NumberViewHolder holder</text:span><text:span text:style-name="T47">, int </text:span><text:span text:style-name="T26">position) {</text:span></text:p>
      <text:p text:style-name="P36"><text:s text:c="8"/><text:span text:style-name="T12">// </text:span><text:span text:style-name="T18">TODO (7) Override onBindViewHolde</text:span></text:p>
      <text:p text:style-name="P36"><text:span text:style-name="T13"><text:s text:c="8"/></text:span><text:span text:style-name="T12">// </text:span><text:span text:style-name="T18">TODO (8) Within onBindViewHolder, call holder.bind and pass in the position</text:span></text:p>
      <text:p text:style-name="P36"><text:span text:style-name="T13"><text:s text:c="8"/></text:span><text:span text:style-name="T26">holder.bind(position)</text:span><text:span text:style-name="T47">;</text:span></text:p>
      <text:p text:style-name="P36"><text:span text:style-name="T46"><text:s text:c="4"/></text:span><text:span text:style-name="T26">}</text:span></text:p>
      <text:p text:style-name="P36"><text:s text:c="4"/><text:span text:style-name="T53">@Override</text:span></text:p>
      <text:p text:style-name="P36"><text:span text:style-name="T52"><text:s text:c="4"/></text:span><text:span text:style-name="T47">public int </text:span><text:span text:style-name="T50">getItemCount</text:span><text:span text:style-name="T26">() {</text:span></text:p>
      <text:p text:style-name="P36"><text:s text:c="8"/><text:span text:style-name="T12">// </text:span><text:span text:style-name="T18">TODO (9) Override getItemCount and return the number of items to display</text:span></text:p>
      <text:p text:style-name="P36"><text:span text:style-name="T13"><text:s text:c="8"/></text:span><text:span text:style-name="T47">return </text:span><text:span text:style-name="T29">mNumberItems</text:span><text:span text:style-name="T47">;</text:span></text:p>
      <text:p text:style-name="P36"><text:span text:style-name="T46"><text:s text:c="4"/></text:span><text:span text:style-name="T26">}</text:span></text:p>
      <text:p text:style-name="P36"><text:s text:c="8"/><text:span text:style-name="T47">class </text:span><text:span text:style-name="T26">NumberViewHolder </text:span><text:span text:style-name="T47">extends </text:span><text:span text:style-name="T26">RecyclerView.ViewHolder {</text:span></text:p>
      <text:p text:style-name="P36"><text:s text:c="12"/><text:span text:style-name="T12">// Will display the position in the list, ie 0 through getItemCount() - 1</text:span></text:p>
      <text:p text:style-name="P36"><text:span text:style-name="T9"><text:s text:c="12"/></text:span><text:span text:style-name="T26">TextView </text:span><text:span text:style-name="T29">listItemNumberView</text:span><text:span text:style-name="T47">;</text:span></text:p>
      <text:p text:style-name="P36"><text:span text:style-name="T46"><text:s text:c="12"/></text:span><text:span text:style-name="T55">/**</text:span></text:p>
      <text:p text:style-name="P45"><text:s text:c="13"/><text:span text:style-name="T27">* Constructor for our ViewHolder. Within this constructor, we get a reference to our</text:span></text:p>
      <text:p text:style-name="P45"><text:s text:c="13"/><text:span text:style-name="T27">* TextViews and set an onClickListener to listen for clicks. Those will be handled in the</text:span></text:p>
      <text:p text:style-name="P45"><text:s text:c="13"/><text:span text:style-name="T27">* onClick method below.</text:span></text:p>
      <text:p text:style-name="P36"><text:span text:style-name="T54"><text:s text:c="13"/></text:span><text:span text:style-name="T55">* </text:span><text:span text:style-name="T56">@param </text:span><text:span text:style-name="T57">itemView </text:span><text:span text:style-name="T55">The View that you inflated in</text:span></text:p>
      <text:p text:style-name="P36"><text:span text:style-name="T54"><text:s text:c="13"/></text:span><text:span text:style-name="T55">* <text:s text:c="16"/>{</text:span><text:span text:style-name="T56">@link </text:span><text:span text:style-name="T55">GreenAdapter#onCreateViewHolder(ViewGroup, int)}</text:span></text:p>
      <text:p text:style-name="P45"><text:s text:c="13"/><text:span text:style-name="T27">*/</text:span></text:p>
      <text:p text:style-name="P36"><text:span text:style-name="T54"><text:s text:c="12"/></text:span><text:span text:style-name="T47">public </text:span><text:span text:style-name="T50">NumberViewHolder</text:span><text:span text:style-name="T26">(View itemView) {</text:span></text:p>
      <text:p text:style-name="P36"><text:s text:c="16"/><text:span text:style-name="T47">super</text:span><text:span text:style-name="T26">(itemView)</text:span><text:span text:style-name="T47">;</text:span></text:p>
      <text:p text:style-name="P36"><text:span text:style-name="T46"><text:s text:c="16"/></text:span><text:span text:style-name="T29">listItemNumberView </text:span><text:span text:style-name="T26">= (TextView) itemView.findViewById(R.id.</text:span><text:span text:style-name="T30">tv_item_number</text:span><text:span text:style-name="T26">)</text:span><text:span text:style-name="T47">;</text:span></text:p>
      <text:p text:style-name="P36"><text:span text:style-name="T46"><text:s text:c="12"/></text:span><text:span text:style-name="T26">}</text:span></text:p>
      <text:p text:style-name="P36"><text:s text:c="12"/><text:span text:style-name="T55">/**</text:span></text:p>
      <text:p text:style-name="P45"><text:s text:c="13"/><text:span text:style-name="T27">* A method we wrote for convenience. This method will take an integer as input and</text:span></text:p>
      <text:p text:style-name="P45"><text:s text:c="13"/><text:span text:style-name="T27">* use that integer to display the appropriate text within a list item.</text:span></text:p>
      <text:p text:style-name="P36"><text:span text:style-name="T54"><text:s text:c="13"/></text:span><text:span text:style-name="T55">* </text:span><text:span text:style-name="T56">@param </text:span><text:span text:style-name="T57">listIndex </text:span><text:span text:style-name="T55">Position of the item in the list</text:span></text:p>
      <text:p text:style-name="P45"><text:s text:c="13"/><text:span text:style-name="T27">*/</text:span></text:p>
      <text:p text:style-name="P36"><text:span text:style-name="T54"><text:s text:c="12"/></text:span><text:span text:style-name="T47">void </text:span><text:span text:style-name="T50">bind</text:span><text:span text:style-name="T26">(</text:span><text:span text:style-name="T47">int </text:span><text:span text:style-name="T26">listIndex) {</text:span></text:p>
      <text:p text:style-name="P36"><text:s text:c="16"/><text:span text:style-name="T29">listItemNumberView</text:span><text:span text:style-name="T26">.setText(String.</text:span><text:span text:style-name="T27">valueOf</text:span><text:span text:style-name="T26">(listIndex))</text:span><text:span text:style-name="T47">;</text:span></text:p>
      <text:p text:style-name="P36"><text:span text:style-name="T46"><text:s text:c="12"/></text:span><text:span text:style-name="T26">}</text:span></text:p>
      <text:p text:style-name="P36"><text:s text:c="8"/><text:span text:style-name="T26">}</text:span></text:p>
      <text:p text:style-name="P50">}</text:p>
      <text:p text:style-name="P44"/>
      <text:list xml:id="list4954339301742705181" text:style-name="L12">
        <text:list-item>
          <text:p text:style-name="P107">Inflater:</text:p>
          <text:list>
            <text:list-item>
              <text:p text:style-name="P107">pa</text:p>
            </text:list-item>
          </text:list>
        </text:list-item>
        <text:list-item>
          <text:p text:style-name="P107">GreenAdapter is the adapter we talked about earlier.</text:p>
          <text:list>
            <text:list-item>
              <text:p text:style-name="P107">It has the view holder as an inner class</text:p>
            </text:list-item>
            <text:list-item>
              <text:p text:style-name="P90"><text:span text:style-name="T35">it isn’t currently backed by a data source, </text:span><text:span text:style-name="T44">it just creates views to hold numbers</text:span></text:p>
            </text:list-item>
          </text:list>
        </text:list-item>
        <text:list-item>
          <text:p text:style-name="P108">mNumberItems specifies how many views the adapter will hold</text:p>
          <text:list>
            <text:list-item>
              <text:p text:style-name="P108">populate this in the constructor.</text:p>
            </text:list-item>
          </text:list>
        </text:list-item>
        <text:list-item>
          <text:p text:style-name="P109"><text:soft-page-break/>GreenAdapter extends RecyclerView.Adapter</text:p>
          <text:list>
            <text:list-item>
              <text:p text:style-name="P109">This takes the type parameter &lt;GreenAdapter.NumberViewHolder&gt;, which specifies the type of the view holder which ensures type safety</text:p>
            </text:list-item>
            <text:list-item>
              <text:p text:style-name="P109">remember, the view holder caches the views. It’s essentially the recycler.</text:p>
            </text:list-item>
          </text:list>
        </text:list-item>
        <text:list-item>
          <text:p text:style-name="P110">In onCreateViewHolder:</text:p>
          <text:list>
            <text:list-item>
              <text:p text:style-name="P110">inflate our item view using a layout inflater</text:p>
            </text:list-item>
            <text:list-item>
              <text:p text:style-name="P110">inflater.inflate:</text:p>
              <text:list>
                <text:list-item>
                  <text:p text:style-name="P110">takes in the id of a layout in the xml </text:p>
                  <text:list>
                    <text:list-item>
                      <text:p text:style-name="P110">for us, this is the number list item layout</text:p>
                    </text:list-item>
                  </text:list>
                </text:list-item>
                <text:list-item>
                  <text:p text:style-name="P110">Then it inflates (converts) this id into a collection of view groups and views that represent it in java code</text:p>
                </text:list-item>
                <text:list-item>
                  <text:p text:style-name="P110">The last parameter of inflater.inflate is set to false, so the inflated layout isn’t immediately attached to it’s parent view group</text:p>
                  <text:list>
                    <text:list-item>
                      <text:p text:style-name="P110">this is the setting you generally want to use</text:p>
                    </text:list-item>
                  </text:list>
                </text:list-item>
                <text:list-item>
                  <text:p text:style-name="P110">summary: inflater converts layout xml to a view</text:p>
                </text:list-item>
              </text:list>
            </text:list-item>
            <text:list-item>
              <text:p text:style-name="P110">The view from inflater is passed to the constructor of our numberViewHolder</text:p>
              <text:list>
                <text:list-item>
                  <text:p text:style-name="P110">this takes the view from inflater and turns it into a an actual ViewHolder</text:p>
                </text:list-item>
                <text:list-item>
                  <text:p text:style-name="P111">this ViewHolder is then returned</text:p>
                </text:list-item>
              </text:list>
            </text:list-item>
          </text:list>
        </text:list-item>
        <text:list-item>
          <text:p text:style-name="P111">In onBindViewHolder:</text:p>
          <text:list>
            <text:list-item>
              <text:p text:style-name="P112">here they added the bind function to the NumberViewHolder, which is passed into onBindViewHolder, so to bind the view holder, they just called that function</text:p>
            </text:list-item>
            <text:list-item>
              <text:p text:style-name="P112">this function takes the int position as a parameter</text:p>
            </text:list-item>
          </text:list>
        </text:list-item>
        <text:list-item>
          <text:p text:style-name="P113">getItemCount just returns the number of items</text:p>
        </text:list-item>
      </text:list>
      <text:p text:style-name="P20"/>
      <text:p text:style-name="P29">RecyclerView Layout Manager (16)</text:p>
      <text:p text:style-name="P29"/>
      <text:list xml:id="list791460520151103163" text:style-name="L13">
        <text:list-item>
          <text:p text:style-name="P114">view holder: <text:s/>determines how an individual entry is displayed</text:p>
        </text:list-item>
        <text:list-item>
          <text:p text:style-name="P114">Layout Manager: determines how the collection of items is displayed</text:p>
          <text:list>
            <text:list-item>
              <text:p text:style-name="P115">this determines when to recycle item views that are no-longer visible to the user</text:p>
            </text:list-item>
          </text:list>
        </text:list-item>
        <text:list-item>
          <text:p text:style-name="P116">3 implementations of Layout Manager:</text:p>
          <text:list>
            <text:list-item>
              <text:p text:style-name="P116">Linear layout manager</text:p>
              <text:list>
                <text:list-item>
                  <text:p text:style-name="P116">allows items to scroll (vertically or horizontally)</text:p>
                </text:list-item>
              </text:list>
            </text:list-item>
            <text:list-item>
              <text:p text:style-name="P116">grid layout manager</text:p>
              <text:list>
                <text:list-item>
                  <text:p text:style-name="P117">arranges items in a grid that can also scroll</text:p>
                </text:list-item>
              </text:list>
            </text:list-item>
            <text:list-item>
              <text:p text:style-name="P116">staggered layout manager</text:p>
              <text:list>
                <text:list-item>
                  <text:p text:style-name="P117">displays off-set grid items</text:p>
                </text:list-item>
                <text:list-item>
                  <text:p text:style-name="P117">commonly used when views have content of different dimensions (think windows phone)</text:p>
                </text:list-item>
              </text:list>
            </text:list-item>
          </text:list>
        </text:list-item>
      </text:list>
      <text:p text:style-name="P21"/>
      <text:p text:style-name="P30">Wiring Up RecyclerView - comments</text:p>
      <text:p text:style-name="P30"/>
      <text:list xml:id="list5213851843853570714" text:style-name="L14">
        <text:list-item>
          <text:p text:style-name="P151"><text:span text:style-name="T9">// </text:span><text:span text:style-name="T14">TODO (1) Create a private static final int called NUM_LIST_ITEMS and set it equal to 100</text:span></text:p>
        </text:list-item>
      </text:list>
      <text:p text:style-name="P50"><text:span text:style-name="T46">private static final int </text:span><text:span text:style-name="T58">NUM_LIST_ITEMS</text:span> = <text:span text:style-name="T59">100</text:span><text:span text:style-name="T46">;</text:span></text:p>
      <text:list xml:id="list84630438553593" text:continue-numbering="true" text:style-name="L14">
        <text:list-item>
          <text:p text:style-name="P151"><text:span text:style-name="T9">// </text:span><text:span text:style-name="T14">TODO (2) Create a GreenAdapter variable called mAdapter</text:span></text:p>
        </text:list-item>
      </text:list>
      <text:p text:style-name="P37">GreenAdapter <text:span text:style-name="T28">mAdapter</text:span><text:span text:style-name="T46">;</text:span></text:p>
      <text:p text:style-name="P37"><text:soft-page-break/><text:span text:style-name="T9">// </text:span><text:span text:style-name="T14">TODO (3) Create a RecyclerView variable called mNumbersList</text:span></text:p>
      <text:p text:style-name="P50">RecyclerView <text:span text:style-name="T28">mNumbersList</text:span><text:span text:style-name="T46">;</text:span></text:p>
      <text:list xml:id="list84630459407833" text:continue-numbering="true" text:style-name="L14">
        <text:list-item>
          <text:p text:style-name="P151"><text:span text:style-name="T9">// </text:span><text:span text:style-name="T14">TODO (4) Use findViewById to store a reference to the RecyclerView in mNumbersList</text:span></text:p>
        </text:list-item>
      </text:list>
      <text:p text:style-name="P50"><text:span text:style-name="T28">mNumbersList </text:span>= findViewById((RecyclerView) R.id.<text:span text:style-name="T31">rv_numbers</text:span>)<text:span text:style-name="T46">;</text:span></text:p>
      <text:list xml:id="list84631214452741" text:continue-numbering="true" text:style-name="L14">
        <text:list-item>
          <text:p text:style-name="P151"><text:span text:style-name="T9">// </text:span><text:span text:style-name="T14">TODO (5) Create a LinearLayoutManager variable called layoutManager</text:span></text:p>
        </text:list-item>
      </text:list>
      <text:p text:style-name="P50">LinearLayoutManager layoutManager = <text:span text:style-name="T46">new </text:span>LinearLayoutManager(<text:span text:style-name="T46">this</text:span>)<text:span text:style-name="T46">;</text:span></text:p>
      <text:list xml:id="list84630455580649" text:continue-numbering="true" text:style-name="L14">
        <text:list-item>
          <text:p text:style-name="P151"><text:span text:style-name="T9">// </text:span><text:span text:style-name="T14">TODO (6) Use setLayoutManager on mNumbersList with the LinearLayoutManager we created above</text:span></text:p>
        </text:list-item>
      </text:list>
      <text:p text:style-name="P50"><text:span text:style-name="T28">mNumbersList</text:span>.setLayoutManager(layoutManager)<text:span text:style-name="T46">;</text:span></text:p>
      <text:list xml:id="list84630210830829" text:continue-numbering="true" text:style-name="L14">
        <text:list-item>
          <text:p text:style-name="P151"><text:span text:style-name="T9">// </text:span><text:span text:style-name="T14">TODO (7) Use setHasFixedSize(true) to designate that the contents of the RecyclerView won't change an item's size</text:span></text:p>
        </text:list-item>
      </text:list>
      <text:p text:style-name="P50"><text:span text:style-name="T28">mNumbersList</text:span>.setHasFixedSize(<text:span text:style-name="T46">true</text:span>)<text:span text:style-name="T46">;</text:span></text:p>
      <text:list xml:id="list84631465893416" text:continue-numbering="true" text:style-name="L14">
        <text:list-item>
          <text:p text:style-name="P151"><text:span text:style-name="T9">// </text:span><text:span text:style-name="T14">TODO (8) Store a new GreenAdapter in mAdapter and pass it NUM_LIST_ITEMS</text:span></text:p>
        </text:list-item>
      </text:list>
      <text:p text:style-name="P50"><text:span text:style-name="T28">mAdapter </text:span>= <text:span text:style-name="T46">new </text:span>GreenAdapter(<text:span text:style-name="T31">NUM_LIST_ITEMS</text:span>)<text:span text:style-name="T46">;</text:span></text:p>
      <text:list xml:id="list84631756967231" text:continue-numbering="true" text:style-name="L14">
        <text:list-item>
          <text:p text:style-name="P151"><text:span text:style-name="T9">// </text:span><text:span text:style-name="T14">TODO (9) Set the GreenAdapter you created on mNumbersList</text:span></text:p>
        </text:list-item>
      </text:list>
      <text:p text:style-name="P50"><text:span text:style-name="T28">mNumbersList</text:span>.setAdapter(<text:span text:style-name="T28">mAdapter</text:span>)<text:span text:style-name="T46">;</text:span></text:p>
      <text:p text:style-name="P31"/>
      <text:p text:style-name="P32">Visualizing ViewHolder Recycling/Going Green</text:p>
      <text:p text:style-name="P32"/>
      <text:list xml:id="list1653365885175598462" text:style-name="L15">
        <text:list-item>
          <text:p text:style-name="P118">They added a feature that makes each unique view a different color, and with its own intdex.</text:p>
        </text:list-item>
        <text:list-item>
          <text:p text:style-name="P118">This feature shows how the views are recycled in the layout.</text:p>
        </text:list-item>
        <text:list-item>
          <text:p text:style-name="P118">I didn’t implement this, but it could be done with an instance variable in GreenAdapter</text:p>
        </text:list-item>
        <text:list-item>
          <text:p text:style-name="P118">The next exercise adds a reset button to show how the recycler view works.</text:p>
          <text:list>
            <text:list-item>
              <text:p text:style-name="P118">reset the adapter by creating a new one and placing it in the recycler view</text:p>
            </text:list-item>
          </text:list>
        </text:list-item>
      </text:list>
      <text:p text:style-name="P22"/>
      <text:p text:style-name="P33">Responding to Item Clicks</text:p>
      <text:p text:style-name="P23"/>
      <text:list xml:id="list7210773859235598690" text:style-name="L16">
        <text:list-item>
          <text:p text:style-name="P153"><text:span text:style-name="T9">// </text:span><text:span text:style-name="T14">TODO (1) Add an interface called ListItemClickListener</text:span></text:p>
        </text:list-item>
      </text:list>
      <text:p text:style-name="P37"><text:span text:style-name="T46">protected interface </text:span>ListItemClickListener{</text:p>
      <text:p text:style-name="P36"><text:s text:c="4"/><text:span text:style-name="T12">// </text:span><text:span text:style-name="T18">TODO (2) Within that interface, define a void method called onListItemClick that takes an int as a parameter</text:span></text:p>
      <text:p text:style-name="P36"><text:span text:style-name="T13"><text:s text:c="4"/></text:span><text:span text:style-name="T47">void </text:span><text:span text:style-name="T50">onListItemClick</text:span><text:span text:style-name="T26">(</text:span><text:span text:style-name="T47">int </text:span><text:span text:style-name="T26">param)</text:span><text:span text:style-name="T47">;</text:span></text:p>
      <text:p text:style-name="P47"><text:s text:c="4"/></text:p>
      <text:p text:style-name="P50">}</text:p>
      <text:list xml:id="list84630756163397" text:continue-numbering="true" text:style-name="L16">
        <text:list-item>
          <text:p text:style-name="P153"><text:span text:style-name="T46">private static final </text:span>ListItemClickListener <text:span text:style-name="T31">mOnClickListener</text:span><text:span text:style-name="T46">;</text:span></text:p>
        </text:list-item>
      </text:list>
      <text:p text:style-name="P50"><text:span text:style-name="T9">// </text:span><text:span text:style-name="T14">TODO (3) Create a final private ListItemClickListener called mOnClickListener</text:span></text:p>
      <text:list xml:id="list84630233625990" text:continue-numbering="true" text:style-name="L16">
        <text:list-item>
          <text:p text:style-name="P153"><text:span text:style-name="T9">// </text:span><text:span text:style-name="T14">TODO (5) Implement OnClickListener in the NumberViewHolder class</text:span></text:p>
        </text:list-item>
      </text:list>
      <text:p text:style-name="P46">/**</text:p>
      <text:p text:style-name="P45"><text:s/><text:span text:style-name="T27">* Cache of the children views for a list item.</text:span></text:p>
      <text:p text:style-name="P45"><text:s/><text:span text:style-name="T27">*/</text:span></text:p>
      <text:p text:style-name="P50"><text:soft-page-break/><text:span text:style-name="T46">class </text:span>NumberViewHolder <text:span text:style-name="T46">extends </text:span>RecyclerView.ViewHolder <text:span text:style-name="T46">implements </text:span>View.OnClickListener{</text:p>
      <text:list xml:id="list84629803670643" text:continue-numbering="true" text:style-name="L16">
        <text:list-item>
          <text:p text:style-name="P161"/>
        </text:list-item>
        <text:list-item>
          <text:p text:style-name="P154"><text:span text:style-name="T9">// </text:span><text:span text:style-name="T14">TODO (6) Override onClick, passing the clicked item's position (getAdapterPosition()) to mOnClickListener via its onListItemClick method</text:span></text:p>
        </text:list-item>
      </text:list>
      <text:p text:style-name="P164">@Override</text:p>
      <text:p text:style-name="P155"><text:span text:style-name="T46">public void </text:span><text:span text:style-name="T49">onClick</text:span>(View view){</text:p>
      <text:p text:style-name="P158"><text:s text:c="4"/><text:span text:style-name="T47">int </text:span><text:span text:style-name="T26">clickedPositions = getAdapterPosition()</text:span><text:span text:style-name="T47">;</text:span></text:p>
      <text:p text:style-name="P158"><text:span text:style-name="T46"><text:s text:c="4"/></text:span><text:span text:style-name="T30">mOnClickListener</text:span><text:span text:style-name="T26">.onListItemClick(clickedPositions)</text:span><text:span text:style-name="T47">;</text:span></text:p>
      <text:p text:style-name="P166">}</text:p>
      <text:list xml:id="list84631209513130" text:continue-numbering="true" text:style-name="L16">
        <text:list-item>
          <text:p text:style-name="P153">itemView.setOnClickListener(<text:span text:style-name="T46">this</text:span>)<text:span text:style-name="T46">;</text:span></text:p>
        </text:list-item>
      </text:list>
      <text:p text:style-name="P50"><text:span text:style-name="T9">// </text:span><text:span text:style-name="T14">TODO (7) Call setOnClickListener on the View passed into the constructor (use 'this' as the OnClickListener)</text:span></text:p>
      <text:list xml:id="list5047119421690415949" text:style-name="L17">
        <text:list-item>
          <text:p text:style-name="P119">there were more comments, but I didn’t understand it, so I’m gonna take some notes now</text:p>
        </text:list-item>
      </text:list>
      <text:p text:style-name="P24"/>
      <text:p text:style-name="P35">Notes</text:p>
      <text:p text:style-name="P35"/>
      <text:list xml:id="list7961979015829485995" text:style-name="L18">
        <text:list-item>
          <text:p text:style-name="P120">pattern-like recycler views makes handling clicks on items easy</text:p>
          <text:list>
            <text:list-item>
              <text:p text:style-name="P120"><text:span text:style-name="T60">recycler view doesn’t come with click listener, but </text:span>implementing click listeners is easy</text:p>
              <text:list>
                <text:list-item>
                  <text:p text:style-name="P121">LOL!</text:p>
                </text:list-item>
              </text:list>
            </text:list-item>
          </text:list>
        </text:list-item>
        <text:list-item>
          <text:p text:style-name="P122">Steps:</text:p>
          <text:list>
            <text:list-item>
              <text:p text:style-name="P122">create an interface that defines your listener</text:p>
              <text:list>
                <text:list-item>
                  <text:p text:style-name="P123">add a method to handle list item clicks</text:p>
                  <text:list>
                    <text:list-item>
                      <text:p text:style-name="P123">they called it onListItemClick</text:p>
                    </text:list-item>
                    <text:list-item>
                      <text:p text:style-name="P124">it takes in an int parameter</text:p>
                    </text:list-item>
                  </text:list>
                </text:list-item>
              </text:list>
            </text:list-item>
            <text:list-item>
              <text:p text:style-name="P124">add a member variable to the Adapter that references a <text:span text:style-name="T62">L</text:span>ist<text:span text:style-name="T62">I</text:span>tem<text:span text:style-name="T62">C</text:span>lick<text:span text:style-name="T62">L</text:span>ist<text:span text:style-name="T62">ener</text:span></text:p>
              <text:list>
                <text:list-item>
                  <text:p text:style-name="P124">to initialize this, <text:span text:style-name="T61">add a ListItemClickListener variable to the</text:span> Adapter constructor.</text:p>
                  <text:list>
                    <text:list-item>
                      <text:p text:style-name="P125">This allows us to use the adapter as a component with an external click handler <text:span text:style-name="T63">(such as from our activity)</text:span></text:p>
                    </text:list-item>
                  </text:list>
                </text:list-item>
                <text:list-item>
                  <text:p text:style-name="P126">set the member variable to the passed-in variable</text:p>
                </text:list-item>
              </text:list>
            </text:list-item>
            <text:list-item>
              <text:p text:style-name="P126">pass the <text:span text:style-name="T64">listener to a view holder so the view can invoke it</text:span></text:p>
            </text:list-item>
            <text:list-item>
              <text:p text:style-name="P127">change <text:span text:style-name="T68">Adapter.</text:span>NumberViewHolder to implement View.OnClickListener</text:p>
              <text:list>
                <text:list-item>
                  <text:p text:style-name="P127">this requires you to override the onClick function. <text:span text:style-name="T65">In onClick:</text:span></text:p>
                  <text:list>
                    <text:list-item>
                      <text:p text:style-name="P128">use getAdapterPosition() to get an int representing the item that was clicked.</text:p>
                    </text:list-item>
                    <text:list-item>
                      <text:p text:style-name="P129"><text:span text:style-name="T67">Call </text:span><text:bookmark-start text:name="__DdeLink__1383_616161092"/>mOnClickListener<text:bookmark-end text:name="__DdeLink__1383_616161092"/>.<text:span text:style-name="T67">onListItemClick(THE POSITION FROM the last step);</text:span> </text:p>
                      <text:list>
                        <text:list-item>
                          <text:p text:style-name="P129">mOnClickListener<text:span text:style-name="T66"> was passed into the Adapter constructor </text:span></text:p>
                        </text:list-item>
                      </text:list>
                    </text:list-item>
                  </text:list>
                </text:list-item>
              </text:list>
            </text:list-item>
            <text:list-item>
              <text:p text:style-name="P130"><text:span text:style-name="T69">Add itemView.</text:span>setOnClickListener<text:span text:style-name="T69">(this)</text:span> <text:span text:style-name="T69">to the Adapter.NumberViewHolder constructor.</text:span></text:p>
              <text:list>
                <text:list-item>
                  <text:p text:style-name="P131">Remember: public NumberViewHolder(View itemView);. This method takes the itemView in.</text:p>
                </text:list-item>
              </text:list>
            </text:list-item>
            <text:list-item>
              <text:p text:style-name="P132">Make Main activity implement GreenAdapter.listItemClickListener </text:p>
              <text:list>
                <text:list-item>
                  <text:p text:style-name="P132">this is needed, because they use the <text:span text:style-name="T70">MainActivity </text:span>as the Click listener.</text:p>
                  <text:list>
                    <text:list-item>
                      <text:p text:style-name="P133">To use the <text:span text:style-name="T70">MainActivity</text:span> as the click listener, you need to pass in <text:span text:style-name="T8">this</text:span> to the <text:span text:style-name="T70">Green adapter constructor’s listener variable.</text:span></text:p>
                    </text:list-item>
                  </text:list>
                </text:list-item>
                <text:list-item>
                  <text:p text:style-name="P134">This means we have to <text:span text:style-name="T71">override</text:span> onListItemClick</text:p>
                  <text:list>
                    <text:list-item>
                      <text:p text:style-name="P135">in this function, do whatever happens when a click happens (in this app, they use a toast message <text:span text:style-name="T72">and show it)</text:span></text:p>
                      <text:list>
                        <text:list-item>
                          <text:p text:style-name="P136"><text:soft-page-break/>to check if a user is clicking too rapidly for the toast messages to catch up, check if the previous toast <text:span text:style-name="T73">object</text:span> is null. </text:p>
                          <text:list>
                            <text:list-item>
                              <text:p text:style-name="P137">If it is, cancel the last toast, and show the new one.</text:p>
                            </text:list-item>
                          </text:list>
                        </text:list-item>
                      </text:list>
                    </text:list-item>
                  </text:list>
                </text:list-item>
              </text:list>
            </text:list-item>
          </text:list>
        </text:list-item>
        <text:list-item>
          <text:p text:style-name="P138">Toast messages seem to be like print statements…</text:p>
        </text:list-item>
      </text:list>
      <text:p text:style-name="P25"/>
      <text:p text:style-name="P34">Final exercises</text:p>
      <text:p text:style-name="P146"/>
      <text:p text:style-name="P152"><text:span text:style-name="T9">&lt;!--</text:span><text:span text:style-name="T14">TODO (2) Replace ScrollView and TextView with RecyclerView</text:span><text:span text:style-name="T9">--&gt;</text:span></text:p>
      <text:p text:style-name="P155"><text:span text:style-name="T9">&lt;!--</text:span><text:span text:style-name="T14">TODO (3) Give the RecyclerView an id of @+id/recyclerview_forecast</text:span><text:span text:style-name="T9">--&gt;</text:span></text:p>
      <text:p text:style-name="P166"><text:span text:style-name="T9">&lt;!--</text:span><text:span text:style-name="T14">TODO (4) Set the width and the height of the RecyclerView to match_parent</text:span><text:span text:style-name="T9">--&gt;</text:span></text:p>
      <text:p text:style-name="P152"><text:span text:style-name="T9">/ </text:span><text:span text:style-name="T14">TODO (1) Add RecyclerView dependency</text:span></text:p>
      <text:p text:style-name="P146"/>
      <text:p text:style-name="P152"><text:span text:style-name="T9">&lt;!-- <text:s text:c="4"/></text:span><text:span text:style-name="T14">TODO (5) Add a layout for an item in the list called forecast_list_item.xml</text:span></text:p>
      <text:p text:style-name="P163"><text:s text:c="4"/><text:span text:style-name="T27">TODO (6) Make the root of the layout a vertical LinearLayout</text:span></text:p>
      <text:p text:style-name="P163"><text:s text:c="4"/><text:span text:style-name="T27">TODO (7) Set the width of the LinearLayout to match_parent and the height to wrap_content</text:span></text:p>
      <text:p text:style-name="P163"><text:s text:c="5"/><text:span text:style-name="T27">TODO (8) Add a TextView with an id @+id/tv_weather_data</text:span></text:p>
      <text:p text:style-name="P163"><text:s text:c="5"/><text:span text:style-name="T27">TODO (9) Set the text size to 22sp</text:span></text:p>
      <text:p text:style-name="P163"><text:s text:c="5"/><text:span text:style-name="T27">TODO (10) Make the width and height wrap_content</text:span></text:p>
      <text:p text:style-name="P163"><text:s text:c="5"/><text:span text:style-name="T27">TODO (11) Give the TextView 16dp of padding</text:span></text:p>
      <text:p text:style-name="P163"><text:s text:c="5"/><text:span text:style-name="T27">TODO (12) Add a View to the layout with a width of match_parent and a height of 1dp</text:span></text:p>
      <text:p text:style-name="P163"><text:s text:c="5"/><text:span text:style-name="T27">TODO (13) Set the background color to #dadada</text:span></text:p>
      <text:p text:style-name="P167"><text:span text:style-name="T13"><text:s text:c="5"/></text:span><text:span text:style-name="T18">TODO (14) Set the left and right margins to 8dp</text:span><text:span text:style-name="T12">--&gt;</text:span></text:p>
      <text:p text:style-name="P152"><text:span text:style-name="T9">// </text:span><text:span text:style-name="T14">TODO (15) Add a class file called ForecastAdapter</text:span></text:p>
      <text:p text:style-name="P152"><text:span text:style-name="T9">// </text:span><text:span text:style-name="T14">TODO (16) Create a class within ForecastAdapter called ForecastAdapterViewHolder</text:span></text:p>
      <text:p text:style-name="P166"><text:span text:style-name="T9">// </text:span><text:span text:style-name="T14">TODO (17) Extend </text:span><text:bookmark-start text:name="__DdeLink__1817_292866117"/><text:span text:style-name="T14">RecyclerView.ViewHolder</text:span><text:bookmark-end text:name="__DdeLink__1817_292866117"/></text:p>
      <text:p text:style-name="P162">// Within ForecastAdapterViewHolder ///////////////////////////////////////////////////////////</text:p>
      <text:p text:style-name="P155"><text:span text:style-name="T9">// </text:span><text:span text:style-name="T14">TODO (18) Create a public final TextView variable called mWeatherTextView</text:span></text:p>
      <text:p text:style-name="P155"><text:span text:style-name="T9">// </text:span><text:span text:style-name="T14">TODO (19) Create a constructor for this class that accepts a View as a parameter</text:span></text:p>
      <text:p text:style-name="P155"><text:span text:style-name="T9">// </text:span><text:span text:style-name="T14">TODO (20) Call super(view) within the constructor for ForecastAdapterViewHolder</text:span></text:p>
      <text:p text:style-name="P156"><text:span text:style-name="T9">// </text:span><text:span text:style-name="T14">TODO (21) Using view.findViewById, get a reference to this layout's TextView and save it to mWeatherTextView</text:span><text:span text:style-name="T17"> <text:s text:c="3"/>@Override</text:span></text:p>
      <text:p text:style-name="P157"><text:span text:style-name="T14"><text:s text:c="4"/>public void onClick(String weatherForDay) {</text:span></text:p>
      <text:p text:style-name="P157"><text:span text:style-name="T14"><text:s text:c="8"/>Context context = this;</text:span></text:p>
      <text:p text:style-name="P157"><text:span text:style-name="T14"><text:s text:c="8"/>Toast.makeText(context, weatherForDay, Toast.LENGTH_SHORT)</text:span></text:p>
      <text:p text:style-name="P157"><text:span text:style-name="T14"><text:s text:c="16"/>.show();</text:span></text:p>
      <text:p text:style-name="P157"><text:span text:style-name="T14"><text:s text:c="4"/>}</text:span></text:p>
      <text:p text:style-name="P168">// Within ForecastAdapterViewHolder ///////////////////////////////////////////////////////////</text:p>
      <text:p text:style-name="P162">// Within ForecastAdapter.java /////////////////////////////////////////////////////////////////</text:p>
      <text:p text:style-name="P155"><text:span text:style-name="T9">// </text:span><text:span text:style-name="T14">TODO (22) Extend RecyclerView.Adapter&lt;ForecastAdapter.ForecastAdapterViewHolder&gt;</text:span></text:p>
      <text:p text:style-name="P155"><text:span text:style-name="T9">// </text:span><text:span text:style-name="T14">TODO (23) Create a private string array called mWeatherData</text:span></text:p>
      <text:p text:style-name="P166"><text:span text:style-name="T9">// </text:span><text:span text:style-name="T14">TODO (47) Create the default constructor (we will pass in parameters in a later lesson)</text:span></text:p>
      <text:p text:style-name="P139">Sunshin<text:span text:style-name="T74">e</text:span></text:p>
      <text:p text:style-name="P139"/>
      <text:p text:style-name="P140"/>
      <text:list xml:id="list8276667118752395411" text:style-name="L19">
        <text:list-item>
          <text:p text:style-name="P165">@Override</text:p>
        </text:list-item>
      </text:list>
      <text:p text:style-name="P37"><text:soft-page-break/><text:span text:style-name="T46">public void </text:span><text:span text:style-name="T49">onClick</text:span>(String weatherForDay) {</text:p>
      <text:p text:style-name="P36"><text:s text:c="4"/><text:span text:style-name="T26">Context context = </text:span><text:span text:style-name="T47">this;</text:span></text:p>
      <text:p text:style-name="P36"><text:span text:style-name="T46"><text:s text:c="4"/></text:span><text:span text:style-name="T26">Toast.</text:span><text:span text:style-name="T27">makeText</text:span><text:span text:style-name="T26">(context</text:span><text:span text:style-name="T47">, </text:span><text:span text:style-name="T26">weatherForDay</text:span><text:span text:style-name="T47">, </text:span><text:span text:style-name="T26">Toast.</text:span><text:span text:style-name="T30">LENGTH_SHORT</text:span><text:span text:style-name="T26">)</text:span></text:p>
      <text:p text:style-name="P36"><text:s text:c="12"/><text:span text:style-name="T26">.show()</text:span><text:span text:style-name="T47">;</text:span></text:p>
      <text:p text:style-name="P50">}</text:p>
      <text:list xml:id="list84630300246727" text:continue-numbering="true" text:style-name="L19">
        <text:list-item>
          <text:p text:style-name="P141">MainActivity implements ForecastAdapter<text:span text:style-name="T75">OnClickHandler</text:span> <text:span text:style-name="T75">so onClick can actually be in the forecast adapter.</text:span></text:p>
          <text:list>
            <text:list-item>
              <text:p text:style-name="P142">Oddly, <text:span text:style-name="T77">they</text:span> don’t access this with dot notation; <text:span text:style-name="T77">but you had to.</text:span> </text:p>
            </text:list-item>
          </text:list>
        </text:list-item>
        <text:list-item>
          <text:p text:style-name="P143">OnClick:</text:p>
          <text:list>
            <text:list-item>
              <text:p text:style-name="P143">context!, then set text <text:span text:style-name="T76">for the toast, and show it</text:span></text:p>
            </text:list-item>
          </text:list>
        </text:list-item>
      </text:list>
      <text:p text:style-name="P144"/>
      <text:p text:style-name="P147">Recap</text:p>
      <text:p text:style-name="P147"/>
      <text:list xml:id="list4635821555033330207" text:style-name="L20">
        <text:list-item>
          <text:p text:style-name="P145">recycler view can help with ani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0:43:39.268894188</meta:creation-date>
    <meta:generator>LibreOffice/5.1.6.2$Linux_X86_64 LibreOffice_project/10m0$Build-2</meta:generator>
    <dc:date>2017-06-29T08:46:29.496621668</dc:date>
    <meta:editing-duration>P1DT17H6M43S</meta:editing-duration>
    <meta:editing-cycles>136</meta:editing-cycles>
    <meta:document-statistic meta:table-count="0" meta:image-count="0" meta:object-count="0" meta:page-count="11" meta:paragraph-count="384" meta:word-count="3230" meta:character-count="21224" meta:non-whitespace-character-count="17841"/>
  </office:meta>
</office:document-meta>
</file>